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4" style:family="table">
      <style:table-properties style:width="26.487cm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943cm"/>
    </style:style>
    <style:style style:name="Tabla4.B" style:family="table-column">
      <style:table-column-properties style:column-width="6.943cm"/>
    </style:style>
    <style:style style:name="Tabla4.C" style:family="table-column">
      <style:table-column-properties style:column-width="7.336cm"/>
    </style:style>
    <style:style style:name="Tabla4.D" style:family="table-column">
      <style:table-column-properties style:column-width="0.079cm"/>
    </style:style>
    <style:style style:name="Tabla4.E" style:family="table-column">
      <style:table-column-properties style:column-width="2.605cm"/>
    </style:style>
    <style:style style:name="Tabla4.F" style:family="table-column">
      <style:table-column-properties style:column-width="0.898cm"/>
    </style:style>
    <style:style style:name="Tabla4.I" style:family="table-column">
      <style:table-column-properties style:column-width="0.88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I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I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20" style:family="table-row">
      <style:table-row-properties fo:background-color="transparent" fo:keep-together="auto">
        <style:background-image/>
      </style:table-row-properties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70" style:family="table-row">
      <style:table-row-properties style:min-row-height="0.522cm" fo:keep-together="auto"/>
    </style:style>
    <style:style style:name="Tabla4.A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724880" style:font-name-asian="Arial" style:font-size-asian="9pt" style:font-weight-asian="normal" style:font-name-complex="Calibri" style:font-weight-complex="normal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191b051" officeooo:paragraph-rsid="00812d7b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1a28db3" officeooo:paragraph-rsid="00724880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ff221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weight-complex="normal"/>
    </style:style>
    <style:style style:name="P15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weight-complex="normal"/>
    </style:style>
    <style:style style:name="P16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size-complex="9pt" style:font-weight-complex="normal"/>
    </style:style>
    <style:style style:name="P17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19" style:family="paragraph" style:parent-style-name="Standard">
      <style:paragraph-properties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21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78746a" style:font-size-asian="9pt" style:font-name-complex="Calibri"/>
    </style:style>
    <style:style style:name="P22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24880"/>
    </style:style>
    <style:style style:name="P24" style:family="paragraph" style:parent-style-name="Standard">
      <style:text-properties style:font-name="Calibri1" fo:font-size="9pt" fo:language="ca" fo:country="ES" officeooo:paragraph-rsid="00724880" style:font-size-asian="9pt" style:font-size-complex="9pt"/>
    </style:style>
    <style:style style:name="P25" style:family="paragraph" style:parent-style-name="Standard">
      <style:paragraph-properties fo:line-height="110%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6" style:family="paragraph" style:parent-style-name="Standard">
      <style:paragraph-properties style:line-height-at-least="0.353cm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24880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7e6579" style:font-size-asian="9pt" style:font-name-complex="Calibri"/>
    </style:style>
    <style:style style:name="P29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7ff221" style:font-size-asian="9pt" style:font-name-complex="Calibri"/>
    </style:style>
    <style:style style:name="P30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810879" style:font-size-asian="9pt" style:font-name-complex="Calibri"/>
    </style:style>
    <style:style style:name="P31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810879" style:font-name-asian="Arial" style:font-size-asian="9pt" style:font-name-complex="Calibri"/>
    </style:style>
    <style:style style:name="P32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33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3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3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3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3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3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c4d0a" style:font-size-asian="9pt" style:font-weight-asian="normal" style:font-name-complex="Calibri" style:font-weight-complex="normal"/>
    </style:style>
    <style:style style:name="P39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weight-complex="normal"/>
    </style:style>
    <style:style style:name="P40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fo:font-weight="normal" officeooo:rsid="008b2b4d" officeooo:paragraph-rsid="007cf0f3" style:font-size-asian="9pt" style:font-weight-asian="normal" style:font-name-complex="Calibri" style:font-weight-complex="normal"/>
    </style:style>
    <style:style style:name="P4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4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4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4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>
        <style:tab-stops>
          <style:tab-stop style:position="0.706cm"/>
        </style:tab-stops>
      </style:paragraph-properties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45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46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4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4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49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724880" style:font-name-asian="Arial" style:font-size-asian="9pt" style:font-weight-asian="normal" style:font-name-complex="Calibri" style:font-weight-complex="normal"/>
    </style:style>
    <style:style style:name="P50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51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7ff221" style:font-name-asian="Arial" style:font-size-asian="9pt" style:font-weight-asian="normal" style:font-name-complex="Calibri" style:font-weight-complex="normal"/>
    </style:style>
    <style:style style:name="P52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0879" style:font-name-asian="Arial" style:font-size-asian="9pt" style:font-weight-asian="normal" style:font-name-complex="Calibri" style:font-weight-complex="normal"/>
    </style:style>
    <style:style style:name="P53" style:family="paragraph" style:parent-style-name="Text_20_body">
      <style:paragraph-properties fo:margin-top="0cm" fo:margin-bottom="0cm" style:contextual-spacing="false" style:line-height-at-least="0.176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0879" style:font-name-asian="Arial" style:font-size-asian="9pt" style:font-weight-asian="normal" style:font-name-complex="Calibri" style:font-weight-complex="normal"/>
    </style:style>
    <style:style style:name="P5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size-complex="9pt" style:font-weight-complex="normal"/>
    </style:style>
    <style:style style:name="P55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5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ff221" style:font-name-asian="Arial" style:font-size-asian="9pt" style:font-weight-asian="normal" style:font-name-complex="Calibri" style:font-size-complex="9pt" style:font-weight-complex="normal"/>
    </style:style>
    <style:style style:name="P5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810879" fo:background-color="transparent" style:font-size-asian="9pt" style:font-weight-asian="normal" style:font-name-complex="Calibri" style:font-size-complex="9pt" style:font-weight-complex="normal"/>
    </style:style>
    <style:style style:name="P58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59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fo:font-weight="bold" officeooo:rsid="0078746a" officeooo:paragraph-rsid="0078746a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60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6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size="9pt" fo:font-weight="normal" officeooo:paragraph-rsid="007e6579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3dfb4" style:font-name-asian="Arial" style:font-size-asian="9pt" style:font-weight-asian="normal" style:font-name-complex="Calibri" style:font-size-complex="9pt" style:font-weight-complex="normal"/>
    </style:style>
    <style:style style:name="P64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65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66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67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68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69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70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size-asian="9pt" style:font-weight-asian="normal" style:font-name-complex="Calibri" style:font-size-complex="9pt" style:font-weight-complex="normal"/>
    </style:style>
    <style:style style:name="P71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>
        <style:tab-stops>
          <style:tab-stop style:position="0.706cm"/>
        </style:tab-stops>
      </style:paragraph-properties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72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73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1" fo:font-size="9pt" fo:language="ca" fo:country="ES" fo:font-weight="normal" officeooo:paragraph-rsid="007deac5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margin-top="0cm" fo:margin-bottom="0cm" style:contextual-spacing="false" style:line-height-at-least="0.353cm" fo:text-align="justify" style:justify-single-word="false" fo:background-color="#ffffff" style:snap-to-layout-grid="false">
        <style:background-image/>
      </style:paragraph-properties>
      <style:text-properties style:font-name="Calibri1" fo:font-size="9pt" fo:language="ca" fo:country="ES" fo:font-weight="normal" officeooo:paragraph-rsid="007ff221" style:font-size-asian="9pt" style:font-weight-asian="normal" style:font-name-complex="Calibri" style:font-size-complex="9pt" style:font-weight-complex="normal"/>
    </style:style>
    <style:style style:name="P75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76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b234b" style:font-size-asian="9pt" style:font-name-complex="Calibri" style:font-size-complex="9pt"/>
    </style:style>
    <style:style style:name="P77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b234b" style:font-size-asian="9pt" style:font-name-complex="Calibri"/>
    </style:style>
    <style:style style:name="P78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b234b" style:font-size-asian="9pt" style:font-name-complex="Calibri" style:font-size-complex="9pt"/>
    </style:style>
    <style:style style:name="P79" style:family="paragraph" style:parent-style-name="Normal_20__28_Web_29_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b234b" style:font-size-asian="9pt" style:font-name-complex="Calibri" style:font-size-complex="9pt"/>
    </style:style>
    <style:style style:name="P80" style:family="paragraph" style:parent-style-name="_34__20_competencia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81" style:family="paragraph" style:parent-style-name="_33__20_comp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size-asian="9pt" style:font-weight-asian="normal" style:font-name-complex="Calibri" style:font-size-complex="9pt" style:font-weight-complex="normal"/>
    </style:style>
    <style:style style:name="P82" style:family="paragraph" style:parent-style-name="western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b234b" style:font-size-asian="9pt" style:font-name-complex="Calibri"/>
    </style:style>
    <style:style style:name="P83" style:family="paragraph" style:parent-style-name="western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libri" fo:font-size="9pt" fo:language="ca" fo:country="ES" officeooo:paragraph-rsid="007cf0f3" style:font-size-asian="9pt" style:font-name-complex="Calibri" style:font-size-complex="9pt"/>
    </style:style>
    <style:style style:name="P84" style:family="paragraph" style:parent-style-name="western">
      <style:paragraph-properties fo:margin-top="0cm" fo:margin-bottom="0cm" style:contextual-spacing="false" style:line-height-at-least="0.353cm" fo:text-align="start" style:justify-single-word="false"/>
      <style:text-properties style:font-name="Calibri" fo:font-size="9pt" fo:language="ca" fo:country="ES" officeooo:paragraph-rsid="007cf0f3" style:font-size-asian="9pt" style:font-name-complex="Calibri" style:font-size-complex="9pt"/>
    </style:style>
    <style:style style:name="P85" style:family="paragraph" style:parent-style-name="western">
      <style:paragraph-properties fo:margin-top="0cm" fo:margin-bottom="0cm" style:contextual-spacing="false"/>
      <style:text-properties style:font-name="Calibri" fo:font-size="9pt" fo:language="ca" fo:country="ES" officeooo:paragraph-rsid="007deac5" style:font-size-asian="9pt" style:font-name-complex="Calibri" style:font-size-complex="9pt"/>
    </style:style>
    <style:style style:name="P86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style:font-name="Calibri" fo:font-size="9pt" fo:language="ca" fo:country="ES" officeooo:paragraph-rsid="007deac5" style:font-size-asian="9pt" style:font-name-complex="Calibri"/>
    </style:style>
    <style:style style:name="P87" style:family="paragraph" style:parent-style-name="western">
      <style:paragraph-properties fo:margin-top="0cm" fo:margin-bottom="0cm" style:contextual-spacing="false" fo:text-align="start" style:justify-single-word="false"/>
      <style:text-properties style:font-name="Calibri" fo:font-size="9pt" fo:language="ca" fo:country="ES" officeooo:paragraph-rsid="007deac5" style:font-size-asian="9pt" style:font-name-complex="Calibri"/>
    </style:style>
    <style:style style:name="P88" style:family="paragraph" style:parent-style-name="western">
      <style:paragraph-properties fo:margin-top="0cm" fo:margin-bottom="0cm" style:contextual-spacing="false" style:snap-to-layout-grid="false"/>
      <style:text-properties fo:font-size="9pt" officeooo:paragraph-rsid="007deac5" style:font-size-asian="9pt" style:font-size-complex="9pt"/>
    </style:style>
    <style:style style:name="P89" style:family="paragraph" style:parent-style-name="western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8b2b4d" officeooo:paragraph-rsid="007cf0f3" style:font-size-asian="9pt" style:font-weight-asian="normal" style:font-name-complex="Calibri" style:font-size-complex="9pt" style:font-weight-complex="normal"/>
    </style:style>
    <style:style style:name="P90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91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fo:color="#000000" style:font-name="Calibri" fo:font-size="9pt" fo:language="ca" fo:country="ES" fo:font-weight="normal" officeooo:paragraph-rsid="007deac5" style:letter-kerning="true" style:font-name-asian="Times New Roman1" style:font-size-asian="9pt" style:language-asian="ar" style:country-asian="SA" style:font-weight-asian="normal" style:font-name-complex="Calibri" style:font-size-complex="12pt" style:language-complex="hi" style:country-complex="IN" style:font-weight-complex="normal"/>
    </style:style>
    <style:style style:name="P92" style:family="paragraph" style:parent-style-name="western">
      <style:paragraph-properties fo:margin-top="0cm" fo:margin-bottom="0cm" style:contextual-spacing="false" fo:text-align="start" style:justify-single-word="false"/>
      <style:text-properties fo:color="#000000" style:font-name="Calibri" fo:font-size="9pt" fo:language="ca" fo:country="ES" officeooo:paragraph-rsid="007deac5" style:letter-kerning="true" style:font-name-asian="Times New Roman1" style:font-size-asian="9pt" style:language-asian="ar" style:country-asian="SA" style:font-name-complex="Calibri" style:font-size-complex="12pt" style:language-complex="hi" style:country-complex="IN"/>
    </style:style>
    <style:style style:name="P93" style:family="paragraph" style:parent-style-name="western">
      <style:paragraph-properties fo:margin-top="0cm" fo:margin-bottom="0cm" style:contextual-spacing="false"/>
      <style:text-properties fo:color="#000000" style:font-name="Calibri" fo:font-size="9pt" fo:language="ca" fo:country="ES" officeooo:paragraph-rsid="007deac5" style:font-size-asian="9pt" style:font-name-complex="Calibri" style:font-size-complex="9pt"/>
    </style:style>
    <style:style style:name="P94" style:family="paragraph" style:parent-style-name="_31__20_cabecera">
      <style:text-properties fo:language="ca" fo:country="ES" officeooo:paragraph-rsid="00724880"/>
    </style:style>
    <style:style style:name="P95" style:family="paragraph" style:parent-style-name="Table_20_Contents">
      <style:paragraph-properties style:snap-to-layout-grid="false"/>
      <style:text-properties style:font-name="Calibri" fo:font-size="9pt" fo:language="ca" fo:country="ES" officeooo:paragraph-rsid="0078746a" style:font-size-asian="9pt" style:font-name-complex="Calibri"/>
    </style:style>
    <style:style style:name="P96" style:family="paragraph" style:parent-style-name="Table_20_Contents">
      <style:text-properties style:font-name="Calibri" fo:font-size="9pt" fo:language="ca" fo:country="ES" officeooo:paragraph-rsid="0076c1c6" style:font-size-asian="9pt" style:font-name-complex="Calibri"/>
    </style:style>
    <style:style style:name="P97" style:family="paragraph" style:parent-style-name="Table_20_Contents">
      <style:text-properties style:font-name="Calibri" fo:font-size="9pt" fo:language="ca" fo:country="ES" officeooo:paragraph-rsid="0078746a" style:font-size-asian="9pt" style:font-name-complex="Calibri"/>
    </style:style>
    <style:style style:name="P98" style:family="paragraph" style:parent-style-name="Table_20_Contents">
      <style:paragraph-properties style:line-height-at-least="0.353cm"/>
      <style:text-properties style:font-name="Calibri" fo:font-size="9pt" fo:language="ca" fo:country="ES" officeooo:paragraph-rsid="0082bab8" style:font-size-asian="9pt" style:font-name-complex="Calibri"/>
    </style:style>
    <style:style style:name="P99" style:family="paragraph" style:parent-style-name="Table_20_Contents">
      <style:paragraph-properties style:line-height-at-least="0.353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00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6c1c6" style:font-size-asian="9pt" style:font-name-complex="Calibri"/>
    </style:style>
    <style:style style:name="P101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8746a" style:font-size-asian="9pt" style:font-name-complex="Calibri"/>
    </style:style>
    <style:style style:name="P102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812d7b" style:font-size-asian="9pt" style:font-name-complex="Calibri"/>
    </style:style>
    <style:style style:name="P103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officeooo:paragraph-rsid="0082bab8" style:font-size-asian="9pt" style:font-name-complex="Calibri"/>
    </style:style>
    <style:style style:name="P104" style:family="paragraph" style:parent-style-name="Table_20_Contents">
      <style:text-properties fo:color="#000000" style:font-name="Calibri" fo:font-size="9pt" fo:language="ca" fo:country="ES" officeooo:paragraph-rsid="0076c1c6" style:font-size-asian="9pt" style:font-name-complex="Calibri"/>
    </style:style>
    <style:style style:name="P105" style:family="paragraph" style:parent-style-name="Table_20_Contents">
      <style:paragraph-properties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106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107" style:family="paragraph" style:parent-style-name="Table_20_Contents">
      <style:paragraph-properties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weight-complex="normal"/>
    </style:style>
    <style:style style:name="P108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weight-complex="normal"/>
    </style:style>
    <style:style style:name="P109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size-complex="9pt" style:font-weight-complex="normal"/>
    </style:style>
    <style:style style:name="P110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24880" style:font-name-asian="Arial" style:font-size-asian="9pt" style:font-name-complex="Calibri"/>
    </style:style>
    <style:style style:name="P111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812d7b" style:font-name-asian="Arial" style:font-size-asian="9pt" style:font-name-complex="Calibri"/>
    </style:style>
    <style:style style:name="P112" style:family="paragraph" style:parent-style-name="Table_20_Contents">
      <style:text-properties officeooo:paragraph-rsid="0076c1c6"/>
    </style:style>
    <style:style style:name="P113" style:family="paragraph" style:parent-style-name="_33__20_gris">
      <style:text-properties fo:language="ca" fo:country="ES" officeooo:rsid="010c2f69" officeooo:paragraph-rsid="00724880"/>
    </style:style>
    <style:style style:name="P114" style:family="paragraph" style:parent-style-name="_33__20_gris">
      <style:text-properties fo:language="ca" fo:country="ES" officeooo:paragraph-rsid="00724880"/>
    </style:style>
    <style:style style:name="P115" style:family="paragraph" style:parent-style-name="_33__20_gris">
      <style:text-properties fo:font-size="9pt" fo:language="ca" fo:country="ES" officeooo:rsid="010c2f69" officeooo:paragraph-rsid="00724880" style:font-size-asian="9pt" style:font-size-complex="9pt"/>
    </style:style>
    <style:style style:name="P116" style:family="paragraph" style:parent-style-name="_33__20_gris">
      <style:text-properties style:use-window-font-color="true" style:font-name="Calibri" fo:language="ca" fo:country="ES" fo:font-weight="bold" officeooo:rsid="010c2f69" officeooo:paragraph-rsid="00724880" style:letter-kerning="true" style:font-name-asian="SimSun1" style:language-asian="zh" style:country-asian="CN" style:font-name-complex="Calibri" style:language-complex="hi" style:country-complex="IN"/>
    </style:style>
    <style:style style:name="P117" style:family="paragraph" style:parent-style-name="_33__20_gris">
      <style:text-properties style:use-window-font-color="true" style:font-name="Calibri" fo:language="ca" fo:country="ES" fo:font-weight="bold" officeooo:paragraph-rsid="00724880" style:letter-kerning="true" style:font-name-asian="SimSun1" style:language-asian="zh" style:country-asian="CN" style:font-name-complex="Calibri" style:language-complex="hi" style:country-complex="IN"/>
    </style:style>
    <style:style style:name="P118" style:family="paragraph" style:parent-style-name="_33__20_gris">
      <style:text-properties style:use-window-font-color="true" style:font-name="Calibri" fo:font-size="9pt" fo:language="ca" fo:country="ES" fo:font-weight="bold" officeooo:rsid="010c2f69" officeooo:paragraph-rsid="00724880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119" style:family="paragraph" style:parent-style-name="Table_20_Contents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120" style:family="paragraph" style:parent-style-name="_34__20_competencias">
      <style:text-properties fo:language="ca" fo:country="ES" officeooo:paragraph-rsid="00724880"/>
    </style:style>
    <style:style style:name="P121" style:family="paragraph" style:parent-style-name="_31__20_Cabecera">
      <style:text-properties officeooo:paragraph-rsid="00724880"/>
    </style:style>
    <style:style style:name="P122" style:family="paragraph" style:parent-style-name="Standard">
      <style:paragraph-properties fo:margin-top="0cm" fo:margin-bottom="0.101cm" style:contextual-spacing="false" style:snap-to-layout-grid="false"/>
      <style:text-properties fo:color="#000000" style:font-name="Calibri" fo:font-size="9pt" fo:language="ca" fo:country="ES" officeooo:paragraph-rsid="0076c1c6" style:font-size-asian="9pt" style:font-name-complex="Calibri"/>
    </style:style>
    <style:style style:name="P123" style:family="paragraph" style:parent-style-name="Table_20_Contents">
      <style:paragraph-properties fo:margin-top="0cm" fo:margin-bottom="0.101cm" style:contextual-spacing="false" style:snap-to-layout-grid="false"/>
      <style:text-properties style:font-name="Calibri" fo:font-size="9pt" fo:language="ca" fo:country="ES" officeooo:paragraph-rsid="0076c1c6" style:font-size-asian="9pt" style:font-name-complex="Calibri"/>
    </style:style>
    <style:style style:name="P124" style:family="paragraph" style:parent-style-name="Table_20_Contents">
      <style:paragraph-properties fo:margin-top="0cm" fo:margin-bottom="0.101cm" style:contextual-spacing="false"/>
      <style:text-properties style:font-name="Calibri" fo:font-size="9pt" fo:language="ca" fo:country="ES" officeooo:paragraph-rsid="0076c1c6" style:font-size-asian="9pt" style:font-name-complex="Calibri"/>
    </style:style>
    <style:style style:name="P125" style:family="paragraph" style:parent-style-name="Table_20_Contents">
      <style:paragraph-properties fo:margin-top="0cm" fo:margin-bottom="0.101cm" style:contextual-spacing="false" style:snap-to-layout-grid="false"/>
      <style:text-properties officeooo:paragraph-rsid="0076c1c6"/>
    </style:style>
    <style:style style:name="P126" style:family="paragraph" style:parent-style-name="Table_20_Contents">
      <style:paragraph-properties fo:margin-top="0cm" fo:margin-bottom="0.101cm" style:contextual-spacing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127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128" style:family="paragraph" style:parent-style-name="Normal_20__28_Web_29_">
      <style:paragraph-properties fo:margin-top="0.176cm" fo:margin-bottom="0cm" style:contextual-spacing="false" fo:line-height="100%" style:snap-to-layout-grid="false"/>
      <style:text-properties style:font-name="Calibri" fo:font-size="9pt" fo:language="ca" fo:country="ES" fo:font-weight="normal" officeooo:paragraph-rsid="007c4d0a" style:font-size-asian="9pt" style:font-weight-asian="normal" style:font-name-complex="Calibri" style:font-weight-complex="normal"/>
    </style:style>
    <style:style style:name="P129" style:family="paragraph" style:parent-style-name="_33__20_comp">
      <style:paragraph-properties fo:text-align="center" style:justify-single-word="false"/>
      <style:text-properties style:use-window-font-color="true" style:font-name="Calibri" fo:font-size="11pt" fo:language="ca" fo:country="ES" fo:font-weight="bold" officeooo:paragraph-rsid="00763397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130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3397" style:letter-kerning="true" style:font-name-asian="SimSun1" style:font-size-asian="10pt" style:language-asian="zh" style:country-asian="CN" style:font-name-complex="Calibri" style:font-size-complex="10pt" style:language-complex="hi" style:country-complex="IN"/>
    </style:style>
    <style:style style:name="P131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c1c6" style:letter-kerning="true" style:font-name-asian="SimSun1" style:font-size-asian="10pt" style:language-asian="zh" style:country-asian="CN" style:font-name-complex="Calibri" style:font-size-complex="10pt" style:language-complex="hi" style:country-complex="IN"/>
    </style:style>
    <style:style style:name="P132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c1c6" style:letter-kerning="true" style:font-name-asian="SimSun1" style:font-size-asian="10pt" style:language-asian="zh" style:country-asian="CN" style:font-weight-asian="bold" style:font-name-complex="Calibri" style:font-size-complex="10pt" style:language-complex="hi" style:country-complex="IN"/>
    </style:style>
    <style:style style:name="P133" style:family="paragraph" style:parent-style-name="_33__20_comp">
      <style:paragraph-properties fo:text-align="center" style:justify-single-word="false"/>
      <style:text-properties fo:font-size="10pt" officeooo:paragraph-rsid="00763397" style:font-size-asian="10pt" style:font-size-complex="10pt"/>
    </style:style>
    <style:style style:name="P134" style:family="paragraph" style:parent-style-name="_33__20_comp">
      <style:paragraph-properties fo:text-align="center" style:justify-single-word="false"/>
      <style:text-properties fo:font-size="10pt" officeooo:paragraph-rsid="0076c1c6" style:font-size-asian="10pt" style:font-size-complex="10pt"/>
    </style:style>
    <style:style style:name="P135" style:family="paragraph" style:parent-style-name="_33__20_comp">
      <style:paragraph-properties fo:text-align="center" style:justify-single-word="false"/>
      <style:text-properties fo:font-size="10pt" officeooo:paragraph-rsid="0078746a" style:font-size-asian="10pt" style:font-size-complex="10pt"/>
    </style:style>
    <style:style style:name="P136" style:family="paragraph" style:parent-style-name="_33__20_comp">
      <style:paragraph-properties fo:text-align="center" style:justify-single-word="false"/>
      <style:text-properties fo:font-size="10pt" officeooo:paragraph-rsid="007b234b" style:font-size-asian="10pt" style:font-size-complex="10pt"/>
    </style:style>
    <style:style style:name="P137" style:family="paragraph" style:parent-style-name="_33__20_comp">
      <style:paragraph-properties fo:text-align="center" style:justify-single-word="false"/>
      <style:text-properties fo:font-size="10pt" officeooo:paragraph-rsid="007c4d0a" style:font-size-asian="10pt" style:font-size-complex="10pt"/>
    </style:style>
    <style:style style:name="P138" style:family="paragraph" style:parent-style-name="_33__20_comp">
      <style:paragraph-properties fo:text-align="center" style:justify-single-word="false"/>
      <style:text-properties fo:font-size="10pt" fo:language="ca" fo:country="ES" fo:font-weight="bold" officeooo:paragraph-rsid="0076c1c6" style:letter-kerning="true" style:font-size-asian="10pt" style:font-weight-asian="bold" style:font-size-complex="10pt"/>
    </style:style>
    <style:style style:name="P139" style:family="paragraph" style:parent-style-name="_33__20_comp">
      <style:paragraph-properties fo:text-align="center" style:justify-single-word="false"/>
      <style:text-properties fo:font-size="10pt" fo:language="ca" fo:country="ES" officeooo:paragraph-rsid="0076c1c6" style:font-size-asian="10pt" style:font-size-complex="10pt"/>
    </style:style>
    <style:style style:name="P140" style:family="paragraph" style:parent-style-name="_33__20_comp">
      <style:paragraph-properties fo:text-align="center" style:justify-single-word="false"/>
      <style:text-properties fo:font-size="10pt" fo:language="ca" fo:country="ES" officeooo:paragraph-rsid="0078746a" style:font-size-asian="10pt" style:font-size-complex="10pt"/>
    </style:style>
    <style:style style:name="P141" style:family="paragraph" style:parent-style-name="_33__20_comp">
      <style:paragraph-properties fo:text-align="center" style:justify-single-word="false"/>
      <style:text-properties fo:font-size="10pt" fo:language="ca" fo:country="ES" officeooo:paragraph-rsid="007b234b" style:font-size-asian="10pt" style:font-size-complex="10pt"/>
    </style:style>
    <style:style style:name="P142" style:family="paragraph" style:parent-style-name="_33__20_comp">
      <style:paragraph-properties fo:text-align="center" style:justify-single-word="false"/>
      <style:text-properties fo:font-size="10pt" fo:language="ca" fo:country="ES" officeooo:paragraph-rsid="007c4d0a" style:font-size-asian="10pt" style:font-size-complex="10pt"/>
    </style:style>
    <style:style style:name="P143" style:family="paragraph" style:parent-style-name="_33__20_comp">
      <style:paragraph-properties fo:text-align="center" style:justify-single-word="false"/>
      <style:text-properties fo:font-size="9pt" officeooo:paragraph-rsid="007cf0f3" style:font-size-asian="9pt" style:font-size-complex="9pt"/>
    </style:style>
    <style:style style:name="P144" style:family="paragraph" style:parent-style-name="_33__20_comp">
      <style:paragraph-properties fo:text-align="center" style:justify-single-word="false"/>
      <style:text-properties fo:font-size="9pt" officeooo:paragraph-rsid="007deac5" style:font-size-asian="9pt" style:font-size-complex="9pt"/>
    </style:style>
    <style:style style:name="P145" style:family="paragraph" style:parent-style-name="_33__20_comp">
      <style:paragraph-properties fo:text-align="center" style:justify-single-word="false"/>
      <style:text-properties fo:font-size="9pt" officeooo:paragraph-rsid="007e6579" style:font-size-asian="9pt" style:font-size-complex="9pt"/>
    </style:style>
    <style:style style:name="P146" style:family="paragraph" style:parent-style-name="_33__20_comp">
      <style:paragraph-properties fo:text-align="center" style:justify-single-word="false"/>
      <style:text-properties fo:font-size="9pt" officeooo:paragraph-rsid="007ff221" style:font-size-asian="9pt" style:font-size-complex="9pt"/>
    </style:style>
    <style:style style:name="P147" style:family="paragraph" style:parent-style-name="_33__20_comp">
      <style:paragraph-properties fo:text-align="center" style:justify-single-word="false"/>
      <style:text-properties fo:font-size="9pt" officeooo:paragraph-rsid="00812d7b" style:font-size-asian="9pt" style:font-size-complex="9pt"/>
    </style:style>
    <style:style style:name="P148" style:family="paragraph" style:parent-style-name="_33__20_comp">
      <style:paragraph-properties fo:text-align="center" style:justify-single-word="false"/>
      <style:text-properties fo:font-size="9pt" officeooo:paragraph-rsid="0082bab8" style:font-size-asian="9pt" style:font-size-complex="9pt"/>
    </style:style>
    <style:style style:name="P149" style:family="paragraph" style:parent-style-name="_33__20_comp">
      <style:paragraph-properties fo:text-align="center" style:justify-single-word="false"/>
      <style:text-properties fo:font-size="9pt" fo:language="ca" fo:country="ES" officeooo:paragraph-rsid="007cf0f3" style:font-size-asian="9pt" style:font-size-complex="9pt"/>
    </style:style>
    <style:style style:name="P150" style:family="paragraph" style:parent-style-name="_33__20_comp">
      <style:paragraph-properties fo:text-align="center" style:justify-single-word="false"/>
      <style:text-properties fo:font-size="9pt" fo:language="ca" fo:country="ES" officeooo:paragraph-rsid="007deac5" style:font-size-asian="9pt" style:font-size-complex="9pt"/>
    </style:style>
    <style:style style:name="P151" style:family="paragraph" style:parent-style-name="_33__20_comp">
      <style:paragraph-properties fo:text-align="center" style:justify-single-word="false"/>
      <style:text-properties fo:font-size="9pt" fo:language="ca" fo:country="ES" officeooo:paragraph-rsid="007e6579" style:font-size-asian="9pt" style:font-size-complex="9pt"/>
    </style:style>
    <style:style style:name="P152" style:family="paragraph" style:parent-style-name="_33__20_comp">
      <style:paragraph-properties fo:text-align="center" style:justify-single-word="false"/>
      <style:text-properties fo:font-size="9pt" fo:language="ca" fo:country="ES" officeooo:paragraph-rsid="007ff221" style:font-size-asian="9pt" style:font-size-complex="9pt"/>
    </style:style>
    <style:style style:name="P153" style:family="paragraph" style:parent-style-name="_33__20_comp">
      <style:paragraph-properties fo:text-align="center" style:justify-single-word="false"/>
      <style:text-properties fo:font-size="9pt" fo:language="ca" fo:country="ES" officeooo:paragraph-rsid="00812d7b" style:font-size-asian="9pt" style:font-size-complex="9pt"/>
    </style:style>
    <style:style style:name="P154" style:family="paragraph" style:parent-style-name="_33__20_comp">
      <style:paragraph-properties fo:text-align="center" style:justify-single-word="false"/>
      <style:text-properties fo:font-size="9pt" fo:language="ca" fo:country="ES" officeooo:paragraph-rsid="0082bab8" style:font-size-asian="9pt" style:font-size-complex="9pt"/>
    </style:style>
    <style:style style:name="P155" style:family="paragraph" style:parent-style-name="_33__20_comp">
      <style:paragraph-properties fo:text-align="center" style:justify-single-word="false"/>
      <style:text-properties fo:font-size="9pt" fo:language="ca" fo:country="ES" fo:font-weight="normal" officeooo:paragraph-rsid="00812d7b" style:font-size-asian="9pt" style:font-weight-asian="normal" style:font-size-complex="9pt" style:font-weight-complex="normal"/>
    </style:style>
    <style:style style:name="P156" style:family="paragraph" style:parent-style-name="_33__20_comp">
      <style:paragraph-properties fo:text-align="center" style:justify-single-word="false"/>
      <style:text-properties fo:font-size="9pt" fo:font-weight="normal" officeooo:paragraph-rsid="00812d7b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size-complex="9pt" style:font-weight-complex="normal"/>
    </style:style>
    <style:style style:name="P158" style:family="paragraph" style:parent-style-name="Standard">
      <style:paragraph-properties fo:margin-top="0cm" fo:margin-bottom="0cm" style:contextual-spacing="false" fo:line-height="110%" style:snap-to-layout-grid="false"/>
      <style:text-properties style:font-name="sans-serif" fo:font-size="9pt" officeooo:paragraph-rsid="00724880"/>
    </style:style>
    <style:style style:name="P159" style:family="paragraph" style:parent-style-name="Standard">
      <style:paragraph-properties fo:line-height="110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60" style:family="paragraph" style:parent-style-name="Standard">
      <style:paragraph-properties fo:line-height="110%" fo:orphans="2" fo:widows="2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161" style:family="paragraph" style:parent-style-name="Standard">
      <style:paragraph-properties style:snap-to-layout-grid="false"/>
      <style:text-properties fo:color="#000000" style:font-name="sans-serif" fo:font-size="9pt" fo:language="ca" fo:country="ES" officeooo:paragraph-rsid="00724880" style:font-name-asian="Arial" style:font-size-asian="9pt" style:font-name-complex="Calibri"/>
    </style:style>
    <style:style style:name="P162" style:family="paragraph" style:parent-style-name="Standard">
      <style:paragraph-properties fo:text-align="center" style:justify-single-word="false"/>
      <style:text-properties fo:color="#000000" style:font-name="Calibri2" fo:font-size="9pt" fo:language="ca" fo:country="ES" fo:font-weight="bold" style:letter-kerning="true" style:font-name-asian="Calibri4" style:font-size-asian="9pt" style:language-asian="hi" style:country-asian="IN" style:font-weight-asian="bold" style:font-size-complex="9pt"/>
    </style:style>
    <style:style style:name="P163" style:family="paragraph" style:parent-style-name="Standard">
      <style:paragraph-properties fo:text-align="center" style:justify-single-word="false"/>
      <style:text-properties fo:color="#000000" style:font-name="Calibri2" fo:font-size="9pt" fo:language="ca" fo:country="ES" fo:font-weight="bold" officeooo:paragraph-rsid="00724880" style:letter-kerning="true" style:font-name-asian="Calibri4" style:font-size-asian="9pt" style:language-asian="hi" style:country-asian="IN" style:font-weight-asian="bold" style:font-size-complex="9pt"/>
    </style:style>
    <style:style style:name="P164" style:family="paragraph" style:parent-style-name="Standard">
      <style:text-properties style:font-name="sans-serif" fo:font-size="9pt"/>
    </style:style>
    <style:style style:name="P165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sans-serif" fo:font-size="9pt" officeooo:paragraph-rsid="00724880"/>
    </style:style>
    <style:style style:name="P166" style:family="paragraph" style:parent-style-name="Standard">
      <style:text-properties style:font-name="sans-serif" fo:font-size="9pt" fo:language="ca" fo:country="ES" officeooo:paragraph-rsid="00724880" style:font-size-asian="9pt" style:font-size-complex="9pt"/>
    </style:style>
    <style:style style:name="P167" style:family="paragraph" style:parent-style-name="Standard">
      <style:paragraph-properties fo:text-align="center" style:justify-single-word="false"/>
      <style:text-properties style:font-name="sans-serif" fo:font-size="9pt" fo:language="ca" fo:country="ES" fo:font-weight="bold" officeooo:paragraph-rsid="00724880" style:font-weight-asian="bold" style:font-weight-complex="bold"/>
    </style:style>
    <style:style style:name="P168" style:family="paragraph" style:parent-style-name="Standard">
      <style:paragraph-properties fo:text-align="center" style:justify-single-word="false"/>
      <style:text-properties style:font-name="sans-serif" fo:font-size="9pt" fo:font-weight="bold" style:font-weight-asian="bold" style:font-weight-complex="bold"/>
    </style:style>
    <style:style style:name="P16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0" style:family="paragraph" style:parent-style-name="Standard">
      <style:paragraph-properties style:line-height-at-least="0.353cm" fo:orphans="2" fo:widows="2" style:snap-to-layout-grid="false"/>
      <style:text-properties style:use-window-font-color="true" style:font-name="sans-serif" fo:font-size="9pt" fo:language="es" fo:country="ES" fo:font-weight="normal" officeooo:paragraph-rsid="00724880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171" style:family="paragraph" style:parent-style-name="Standard">
      <style:text-properties style:use-window-font-color="true" style:font-name="sans-serif" fo:font-size="9pt" fo:language="es" fo:country="ES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172" style:family="paragraph" style:parent-style-name="Standard">
      <style:paragraph-properties style:line-height-at-least="0.353cm" fo:orphans="2" fo:widows="2" style:snap-to-layout-grid="false"/>
      <style:text-properties style:use-window-font-color="true" style:font-name="sans-serif" fo:font-size="9pt" fo:language="es" fo:country="ES" officeooo:paragraph-rsid="00724880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173" style:family="paragraph" style:parent-style-name="Standard">
      <style:paragraph-properties style:line-height-at-least="0.353cm" fo:text-align="justify" style:justify-single-word="false" style:snap-to-layout-grid="false"/>
      <style:text-properties style:use-window-font-color="true" style:font-name="sans-serif" fo:font-size="9pt" fo:language="es" fo:country="ES" officeooo:paragraph-rsid="00724880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174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fo:font-weight="normal" officeooo:rsid="00e8ace2" officeooo:paragraph-rsid="007b234b" style:font-size-asian="9pt" style:font-weight-asian="normal" style:font-name-complex="Calibri" style:font-weight-complex="normal"/>
    </style:style>
    <style:style style:name="P175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17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853b3a" style:font-size-asian="9pt" style:font-weight-asian="normal" style:font-name-complex="Calibri" style:font-size-complex="9pt" style:font-weight-complex="normal"/>
    </style:style>
    <style:style style:name="P177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178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179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style:font-size-asian="9pt" style:font-name-complex="Calibri"/>
    </style:style>
    <style:style style:name="P180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853b3a" style:font-size-asian="9pt" style:font-name-complex="Calibri"/>
    </style:style>
    <style:style style:name="P18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853b3a" style:font-size-asian="9pt" style:font-weight-asian="normal" style:font-name-complex="Calibri" style:font-size-complex="9pt" style:font-weight-complex="normal"/>
    </style:style>
    <style:style style:name="P182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1" fo:font-size="9pt" fo:language="ca" fo:country="ES" fo:font-weight="normal" officeooo:paragraph-rsid="00853b3a" style:font-size-asian="9pt" style:font-weight-asian="normal" style:font-size-complex="9pt" style:font-weight-complex="normal"/>
    </style:style>
    <style:style style:name="P18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184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1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185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name-asian="Lucida Sans Unicode" style:font-size-asian="9pt" style:font-weight-asian="normal" style:font-name-complex="Calibri" style:font-weight-complex="normal"/>
    </style:style>
    <style:style style:name="P186" style:family="paragraph" style:parent-style-name="_34__20_competencias">
      <style:paragraph-properties fo:text-align="center" style:justify-single-word="false"/>
      <style:text-properties fo:color="#000000" style:font-name="Calibri2" fo:font-size="9pt" fo:language="ca" fo:country="ES" fo:font-weight="bold" officeooo:paragraph-rsid="00724880" style:letter-kerning="true" style:font-name-asian="Calibri4" style:font-size-asian="9pt" style:language-asian="hi" style:country-asian="IN" style:font-weight-asian="bold" style:font-size-complex="9pt"/>
    </style:style>
    <style:style style:name="P187" style:family="paragraph" style:parent-style-name="_34__20_competencias">
      <style:paragraph-properties fo:text-align="center" style:justify-single-word="false"/>
      <style:text-properties fo:font-size="9pt" fo:language="ca" fo:country="ES" officeooo:rsid="00853b3a" officeooo:paragraph-rsid="00853b3a" style:font-size-asian="9pt" style:font-size-complex="9pt"/>
    </style:style>
    <style:style style:name="P188" style:family="paragraph" style:parent-style-name="_34__20_competencias">
      <style:text-properties fo:color="#ffffff" fo:language="ca" fo:country="ES" officeooo:paragraph-rsid="00724880"/>
    </style:style>
    <style:style style:name="P189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190" style:family="paragraph" style:parent-style-name="_33__20_comp">
      <style:paragraph-properties fo:text-align="center" style:justify-single-word="false"/>
      <style:text-properties fo:font-size="10pt" fo:language="ca" fo:country="ES" officeooo:paragraph-rsid="007b234b" style:font-size-asian="10pt" style:font-size-complex="10pt"/>
    </style:style>
    <style:style style:name="P191" style:family="paragraph" style:parent-style-name="_33__20_comp">
      <style:paragraph-properties fo:text-align="center" style:justify-single-word="false"/>
      <style:text-properties fo:font-size="9pt" fo:language="ca" fo:country="ES" officeooo:paragraph-rsid="007e6579" style:font-size-asian="9pt" style:font-size-complex="9pt"/>
    </style:style>
    <style:style style:name="P192" style:family="paragraph" style:parent-style-name="_33__20_comp">
      <style:paragraph-properties fo:text-align="center" style:justify-single-word="false"/>
      <style:text-properties fo:font-size="9pt" fo:language="ca" fo:country="ES" officeooo:paragraph-rsid="00853b3a" style:font-size-asian="9pt" style:font-size-complex="9pt"/>
    </style:style>
    <style:style style:name="P193" style:family="paragraph" style:parent-style-name="_33__20_comp">
      <style:paragraph-properties fo:text-align="center" style:justify-single-word="false"/>
      <style:text-properties fo:font-size="9pt" officeooo:paragraph-rsid="00853b3a" style:font-size-asian="9pt" style:font-size-complex="9pt"/>
    </style:style>
    <style:style style:name="P194" style:family="paragraph" style:parent-style-name="_33__20_comp">
      <style:paragraph-properties fo:text-align="center" style:justify-single-word="false"/>
      <style:text-properties fo:color="#000000" style:font-name="Calibri2" fo:font-size="9pt" fo:language="ca" fo:country="ES" fo:font-weight="bold" officeooo:paragraph-rsid="0082bab8" style:letter-kerning="true" style:font-name-asian="Calibri4" style:font-size-asian="9pt" style:language-asian="hi" style:country-asian="IN" style:font-weight-asian="bold" style:font-size-complex="9pt"/>
    </style:style>
    <style:style style:name="P195" style:family="paragraph" style:parent-style-name="_33__20_comp">
      <style:paragraph-properties fo:text-align="center" style:justify-single-word="false"/>
      <style:text-properties fo:color="#ffffff" fo:font-size="9pt" fo:language="ca" fo:country="ES" officeooo:paragraph-rsid="00853b3a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/>
    </style:style>
    <style:style style:name="T4" style:family="text">
      <style:text-properties style:font-name="Calibri" fo:font-size="9pt" fo:language="ca" fo:country="ES" style:font-size-asian="9pt" style:font-name-complex="Calibri"/>
    </style:style>
    <style:style style:name="T5" style:family="text">
      <style:text-properties style:font-name="Calibri" fo:font-size="9pt" fo:language="ca" fo:country="ES" style:text-underline-style="solid" style:text-underline-width="auto" style:text-underline-color="font-color" style:font-size-asian="9pt" style:font-name-complex="Calibri"/>
    </style:style>
    <style:style style:name="T6" style:family="text">
      <style:text-properties style:font-name="Calibri" style:text-underline-style="none"/>
    </style:style>
    <style:style style:name="T7" style:family="text">
      <style:text-properties style:font-name="Calibri" style:text-underline-style="none" fo:font-weight="bold" style:font-weight-asian="bold" style:font-weight-complex="bold"/>
    </style:style>
    <style:style style:name="T8" style:family="text">
      <style:text-properties style:font-name="Calibri" style:text-underline-style="none" officeooo:rsid="0105ab4d"/>
    </style:style>
    <style:style style:name="T9" style:family="text">
      <style:text-properties style:font-name="Calibri" style:text-underline-style="none" officeooo:rsid="00435956"/>
    </style:style>
    <style:style style:name="T10" style:family="text">
      <style:text-properties style:font-name="Calibri" style:text-underline-style="solid" style:text-underline-width="auto" style:text-underline-color="font-color"/>
    </style:style>
    <style:style style:name="T11" style:family="text">
      <style:text-properties style:font-name="Calibri" style:text-underline-style="solid" style:text-underline-width="auto" style:text-underline-color="font-color" style:font-name-complex="Calibri"/>
    </style:style>
    <style:style style:name="T12" style:family="text">
      <style:text-properties style:font-name="Calibri" fo:language="ca" fo:country="ES" style:font-name-complex="Calibri"/>
    </style:style>
    <style:style style:name="T13" style:family="text">
      <style:text-properties style:font-name="Calibri" officeooo:rsid="0105ab4d"/>
    </style:style>
    <style:style style:name="T14" style:family="text">
      <style:text-properties style:font-name="Calibri" fo:font-weight="bold" style:font-weight-asian="bold" style:font-weight-complex="bold"/>
    </style:style>
    <style:style style:name="T15" style:family="text">
      <style:text-properties style:font-name="Calibri" officeooo:rsid="0043c059"/>
    </style:style>
    <style:style style:name="T16" style:family="text">
      <style:text-properties style:font-name="Calibri" style:font-name-asian="Arial"/>
    </style:style>
    <style:style style:name="T17" style:family="text">
      <style:text-properties style:font-name="Calibri" style:font-name-asian="Arial" style:font-name-complex="Calibri"/>
    </style:style>
    <style:style style:name="T18" style:family="text">
      <style:text-properties style:font-name="Calibri" officeooo:rsid="01db49db"/>
    </style:style>
    <style:style style:name="T19" style:family="text">
      <style:text-properties style:font-name="Calibri" officeooo:rsid="01a725e0"/>
    </style:style>
    <style:style style:name="T20" style:family="text">
      <style:text-properties style:font-name="Calibri" officeooo:rsid="00853b3a"/>
    </style:style>
    <style:style style:name="T21" style:family="text">
      <style:text-properties style:font-name="Calibri" style:font-name-complex="Calibri"/>
    </style:style>
    <style:style style:name="T22" style:family="text">
      <style:text-properties fo:color="#000000"/>
    </style:style>
    <style:style style:name="T23" style:family="text">
      <style:text-properties fo:color="#000000" style:font-name-asian="Calibri"/>
    </style:style>
    <style:style style:name="T24" style:family="text">
      <style:text-properties fo:color="#000000" officeooo:rsid="005f713d" style:font-name-asian="Calibri"/>
    </style:style>
    <style:style style:name="T25" style:family="text">
      <style:text-properties fo:color="#000000" style:font-name="Calibri"/>
    </style:style>
    <style:style style:name="T26" style:family="text">
      <style:text-properties fo:color="#000000" style:font-name="Calibri" fo:font-size="9pt" fo:language="ca" fo:country="ES" style:font-size-asian="9pt" style:font-name-complex="Calibri"/>
    </style:style>
    <style:style style:name="T27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/>
    </style:style>
    <style:style style:name="T28" style:family="text">
      <style:text-properties fo:color="#000000" style:font-name="Calibri" fo:language="ca" fo:country="ES" style:font-name-complex="Calibri"/>
    </style:style>
    <style:style style:name="T29" style:family="text">
      <style:text-properties fo:color="#000000" style:font-name="Calibri" fo:language="ca" fo:country="ES" style:text-underline-style="solid" style:text-underline-width="auto" style:text-underline-color="font-color" style:font-name-asian="Arial" style:font-name-complex="Calibri"/>
    </style:style>
    <style:style style:name="T30" style:family="text">
      <style:text-properties fo:color="#000000" style:font-name="Calibri" fo:language="ca" fo:country="ES" style:font-name-asian="Arial" style:font-name-complex="Calibri"/>
    </style:style>
    <style:style style:name="T31" style:family="text">
      <style:text-properties fo:color="#000000" style:font-name="Calibri" style:font-name-complex="Calibri"/>
    </style:style>
    <style:style style:name="T32" style:family="text">
      <style:text-properties fo:color="#000000" style:font-name="Calibri" style:text-underline-style="solid" style:text-underline-width="auto" style:text-underline-color="font-color" style:font-name-complex="Calibri"/>
    </style:style>
    <style:style style:name="T33" style:family="text">
      <style:text-properties fo:color="#000000" style:font-name="Calibri" style:font-name-asian="Arial"/>
    </style:style>
    <style:style style:name="T34" style:family="text">
      <style:text-properties fo:color="#000000" fo:language="ca" fo:country="ES" fo:font-weight="normal" style:font-name-asian="Arial" style:font-size-asian="9pt" style:font-weight-asian="normal" style:font-name-complex="Calibri" style:font-weight-complex="normal"/>
    </style:style>
    <style:style style:name="T35" style:family="text">
      <style:text-properties fo:color="#000000" fo:language="ca" fo:country="ES" fo:font-weight="normal" officeooo:rsid="01a28db3" style:font-name-asian="Arial" style:font-size-asian="9pt" style:font-weight-asian="normal" style:font-name-complex="Calibri" style:font-weight-complex="normal"/>
    </style:style>
    <style:style style:name="T36" style:family="text">
      <style:text-properties fo:color="#000000" fo:language="ca" fo:country="ES" fo:font-weight="normal" style:font-size-asian="9pt" style:font-weight-asian="normal" style:font-name-complex="Calibri" style:font-size-complex="9pt" style:font-weight-complex="normal"/>
    </style:style>
    <style:style style:name="T37" style:family="text">
      <style:text-properties fo:color="#0000ff"/>
    </style:style>
    <style:style style:name="T38" style:family="text">
      <style:text-properties style:font-size-complex="9pt"/>
    </style:style>
    <style:style style:name="T39" style:family="text">
      <style:text-properties officeooo:rsid="0105ab4d" style:font-size-complex="9pt"/>
    </style:style>
    <style:style style:name="T40" style:family="text">
      <style:text-properties officeooo:rsid="00421c5b" style:font-size-complex="9pt"/>
    </style:style>
    <style:style style:name="T41" style:family="text">
      <style:text-properties fo:font-weight="bold" style:font-weight-asian="bold" style:font-size-complex="9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position="super 58%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7bcc19"/>
    </style:style>
    <style:style style:name="T46" style:family="text">
      <style:text-properties style:font-name-asian="Calibri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8de6a"/>
    </style:style>
    <style:style style:name="T49" style:family="text">
      <style:text-properties officeooo:rsid="011bb06b"/>
    </style:style>
    <style:style style:name="T50" style:family="text">
      <style:text-properties officeooo:rsid="014280b8"/>
    </style:style>
    <style:style style:name="T51" style:family="text">
      <style:text-properties officeooo:rsid="00763397"/>
    </style:style>
    <style:style style:name="T52" style:family="text">
      <style:text-properties officeooo:rsid="006b04c6"/>
    </style:style>
    <style:style style:name="T53" style:family="text">
      <style:text-properties officeooo:rsid="00690c92"/>
    </style:style>
    <style:style style:name="T54" style:family="text">
      <style:text-properties fo:color="#800000" style:font-name="Calibri" fo:font-size="9pt" fo:language="ca" fo:country="ES" style:font-size-asian="9pt" style:font-name-complex="Calibri"/>
    </style:style>
    <style:style style:name="T55" style:family="text">
      <style:text-properties officeooo:rsid="0105ab4d"/>
    </style:style>
    <style:style style:name="T56" style:family="text">
      <style:text-properties officeooo:rsid="0041c5f0"/>
    </style:style>
    <style:style style:name="T57" style:family="text">
      <style:text-properties officeooo:rsid="00dce70c"/>
    </style:style>
    <style:style style:name="T58" style:family="text">
      <style:text-properties style:font-name="Calibri1"/>
    </style:style>
    <style:style style:name="T59" style:family="text">
      <style:text-properties style:font-name="Calibri1" style:font-name-complex="Arial"/>
    </style:style>
    <style:style style:name="T60" style:family="text">
      <style:text-properties style:font-name="Calibri1" officeooo:rsid="01df90ff"/>
    </style:style>
    <style:style style:name="T61" style:family="text">
      <style:text-properties fo:text-transform="uppercase"/>
    </style:style>
    <style:style style:name="T62" style:family="text">
      <style:text-properties officeooo:rsid="00f68dca"/>
    </style:style>
    <style:style style:name="T63" style:family="text">
      <style:text-properties officeooo:rsid="002da96a"/>
    </style:style>
    <style:style style:name="T64" style:family="text">
      <style:text-properties officeooo:rsid="0043c059"/>
    </style:style>
    <style:style style:name="T65" style:family="text">
      <style:text-properties officeooo:rsid="01347632"/>
    </style:style>
    <style:style style:name="T66" style:family="text">
      <style:text-properties fo:font-style="italic" officeooo:rsid="01347632" style:font-style-asian="italic" style:font-style-complex="italic"/>
    </style:style>
    <style:style style:name="T67" style:family="text">
      <style:text-properties style:letter-kerning="true" style:font-name-asian="SimSun1" style:language-asian="zh" style:country-asian="CN" style:font-size-complex="12pt" style:language-complex="hi" style:country-complex="IN"/>
    </style:style>
    <style:style style:name="T68" style:family="text">
      <style:text-properties officeooo:rsid="01347632" style:letter-kerning="true" style:font-name-asian="SimSun1" style:language-asian="zh" style:country-asian="CN" style:font-size-complex="12pt" style:language-complex="hi" style:country-complex="IN"/>
    </style:style>
    <style:style style:name="T69" style:family="text">
      <style:text-properties officeooo:rsid="00aeb937"/>
    </style:style>
    <style:style style:name="T70" style:family="text">
      <style:text-properties officeooo:rsid="016ea836"/>
    </style:style>
    <style:style style:name="T71" style:family="text">
      <style:text-properties officeooo:rsid="017df4dd"/>
    </style:style>
    <style:style style:name="T72" style:family="text">
      <style:text-properties officeooo:rsid="0084131b"/>
    </style:style>
    <style:style style:name="T73" style:family="text">
      <style:text-properties style:font-name="sans-serif" fo:font-size="9pt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89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3"/>
        <table:table-column table:style-name="Tabla4.I"/>
        <table:table-row table:style-name="Tabla4.1">
          <table:table-cell table:style-name="Tabla4.A1" table:number-columns-spanned="9" office:value-type="string">
            <text:p text:style-name="P94">ÀREA: Valencià. Llengua i Literatura <text:s text:c="20"/>NIVELL: <text:span text:style-name="T51">6é</text:span> EDUCACIÓ PRIMÀRIA <text:s text:c="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9" office:value-type="string">
            <text:p text:style-name="P121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113">CONTINGUTS</text:p>
          </table:table-cell>
          <table:table-cell table:style-name="Tabla4.A3" office:value-type="string">
            <text:p text:style-name="P114">CRITERIS D’AVALUACIÓ</text:p>
          </table:table-cell>
          <table:table-cell table:style-name="Tabla4.A3" table:number-columns-spanned="2" office:value-type="string">
            <text:p text:style-name="P114">INDICADORS D’ÈXIT</text:p>
          </table:table-cell>
          <table:covered-table-cell/>
          <table:table-cell table:style-name="Tabla4.A3" office:value-type="string">
            <text:p text:style-name="P114">CCLV</text:p>
          </table:table-cell>
          <table:table-cell table:style-name="Tabla4.A3" office:value-type="string">
            <text:p text:style-name="P115">1<text:span text:style-name="T43">r</text:span> T</text:p>
          </table:table-cell>
          <table:table-cell table:style-name="Tabla4.A3" office:value-type="string">
            <text:p text:style-name="P115">2<text:span text:style-name="T43">n</text:span> T</text:p>
          </table:table-cell>
          <table:table-cell table:style-name="Tabla4.A3" office:value-type="string">
            <text:p text:style-name="P115">3<text:span text:style-name="T43">r</text:span> T</text:p>
          </table:table-cell>
          <table:table-cell table:style-name="Tabla4.I3" office:value-type="string">
            <text:p text:style-name="P115">FIN</text:p>
          </table:table-cell>
        </table:table-row>
        <table:table-row table:style-name="Tabla4.1">
          <table:table-cell table:style-name="Tabla4.A4" table:number-rows-spanned="4" office:value-type="string">
            <text:p text:style-name="P20">Estratègies i normes d’interacció oral apreses: identificació del tipus textual, per a adaptar a la situació comunicativa la comprensió i les seues intervencions, formulació d’hipòtesis sobre contingut i context, realització del paper del moderador, arreplegar dades, seleccionar la informació pertinent als objectius de la comunicació i incorporació de les intervencions dels interlocutors. Reformulació d’hipòtesis a partir de la comprensió de nous elements. Situacions de comunicació dirigides o espontànies: debats i col·loquis sobre temes d’actualitat o pròxims als seus interessos, i mediacions de conflictes. Organització del discurs: exposició coherent, coneixement dels procediments de preguntar i repreguntar, formulació de juís amb claredat i ús d’un llenguatge no discriminatori. Identificació, interpretació i diferenciació de missatges verbals i no verbals.</text:p>
          </table:table-cell>
          <table:table-cell table:style-name="Tabla4.A4" table:number-rows-spanned="4" office:value-type="string">
            <text:p text:style-name="P32">6tVLL.BL1.1 Participar en debats, col·loquis i exposicions sobre temes d’actualitat social pròxims a la seua experiència adoptant diferents rols i utilitzar el diàleg per a resoldre conflictes interpersonals escoltant activament, incorporant les intervencions dels altres i respectant els sentiments i el contingut del discurs de l’interlocutor, exposant de forma organitzada el seu discurs i utilitzant un llenguatge no discriminatori. </text:p>
          </table:table-cell>
          <table:table-cell table:style-name="Tabla4.A4" table:number-columns-spanned="2" office:value-type="string">
            <text:p text:style-name="P35">6tVLL.BL1.1.1 Participa en situacions de comunicació oral del nivell educatiu (conversacions, diàlegs, entrevistes <text:s/>debats i exposicions) utilitzant termes inclusius en compte de discriminatoris.</text:p>
          </table:table-cell>
          <table:covered-table-cell/>
          <table:table-cell table:style-name="Tabla4.A4" office:value-type="string">
            <text:p text:style-name="P130">CSC</text:p>
            <text:p text:style-name="P130">CCLI</text:p>
            <text:p text:style-name="P129"/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I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" table:number-columns-spanned="2" office:value-type="string">
            <text:p text:style-name="P64">6tVLLBL1.1.2 Participa en situacions de comunicació oral del nivell educatiu i en diàlegs per a resoldre conflictes interpersonals preguntant adequadament i reformulant el contingut del discurs de l’interlocutor.</text:p>
          </table:table-cell>
          <table:covered-table-cell/>
          <table:table-cell table:style-name="Tabla4.E5" office:value-type="string">
            <text:p text:style-name="P133">CSC</text:p>
            <text:p text:style-name="P130">CCLI</text:p>
          </table:table-cell>
          <table:table-cell table:style-name="Tabla4.F5" office:value-type="string">
            <text:p text:style-name="P120"/>
          </table:table-cell>
          <table:table-cell table:style-name="Tabla4.G5" office:value-type="string">
            <text:p text:style-name="P120"/>
          </table:table-cell>
          <table:table-cell table:style-name="Tabla4.H5" office:value-type="string">
            <text:p text:style-name="P120"/>
          </table:table-cell>
          <table:table-cell table:style-name="Tabla4.I5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" table:number-columns-spanned="2" office:value-type="string">
            <text:p text:style-name="P64">6tVLLBL1.1.3 Participa en les situacions de comunicació oral del nivell educatiu (conversacions, diàlegs, entrevistes, col·loquis, debats i exposicions) sobre temes d’actualitat pròxims a la seua experiència <text:span text:style-name="T52">i</text:span> exposa i reformula de manera organitzada les seues opinions.</text:p>
          </table:table-cell>
          <table:covered-table-cell/>
          <table:table-cell table:style-name="Tabla4.E7" table:number-rows-spanned="2" office:value-type="string">
            <text:p text:style-name="P138">CSC</text:p>
            <text:p text:style-name="P132">CCLI</text:p>
            <text:p text:style-name="P132"/>
          </table:table-cell>
          <table:table-cell table:style-name="Tabla4.F7" table:number-rows-spanned="2" office:value-type="string">
            <text:p text:style-name="P120"/>
          </table:table-cell>
          <table:table-cell table:style-name="Tabla4.G7" table:number-rows-spanned="2" office:value-type="string">
            <text:p text:style-name="P120"/>
          </table:table-cell>
          <table:table-cell table:style-name="Tabla4.H7" table:number-rows-spanned="2" office:value-type="string">
            <text:p text:style-name="P120"/>
          </table:table-cell>
          <table:table-cell table:style-name="Tabla4.I7" table:number-rows-spanned="2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7" office:value-type="string">
            <text:p text:style-name="P64">6tVLL.BL1.1.4 Participa en les situacions de comunicació oral del nivell educatiu (conversacions, diàlegs, entrevistes, col·loquis, debats i exposicions), sobre temes d’actualitat pròxims a la seua experiència <text:span text:style-name="T53">i </text:span>actua com a moderador/a.</text:p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1" table:number-rows-spanned="4" office:value-type="string">
            <text:p text:style-name="P123">Utilització d’estratègies de <text:soft-page-break/>comprensió dels missatges orals: deducció de paraules pel context, extracció de conclusions.</text:p>
            <text:p text:style-name="P124">Reconeixement d’idees no explícites.</text:p>
            <text:p text:style-name="P124">Distinció entre sentit literal, inferencial, crític i estètic.</text:p>
            <text:p text:style-name="P122">Formulació d’hipòtesis sobre contingut i context i sobre significats a partir de l’anàlisi d’elements significatius, lingüístics i paralingüístics (modulació i to <text:s/>de la veu, gestualitat, llenguatge corporal i postural).</text:p>
            <text:p text:style-name="P125"><text:span text:style-name="T54">Identificació</text:span><text:span text:style-name="T26">, comprensió, interpretació i valoració de textos orals literaris o no literaris amb finalitat didàctica o d’ús quotidià, de diferent tipologia (narratius, descriptius, informatius, instructius, argumentatius, etc.). <text:s/></text:span></text:p>
            <text:p text:style-name="P126">Resum oral de textos procedents de diferents mitjans i suports.</text:p>
          </table:table-cell>
          <table:table-cell table:style-name="Tabla4.B11" table:number-rows-spanned="4" office:value-type="string">
            <text:p text:style-name="P33">6tVLL.BL1.2 Identificar tipologies textuals, <text:soft-page-break/>realitzar inferències interpretant sentits figurats i significats no explícits i deduir el significat de paraules pel context de la informació verbal i no verbal de textos orals de l’àmbit escolar i social exposant les seues conclusions personals sobre el contingut del missatge i la intenció de l’emissor.</text:p>
          </table:table-cell>
          <table:table-cell table:style-name="Tabla4.C8" table:number-columns-spanned="2" office:value-type="string">
            <text:p text:style-name="P41">6tVLL.BL1.2.1 Identifica el tema, el <text:soft-page-break/>destinatari en textos orals (textos literaris i no literaris complets o fragmentats, conferències breus i textos orals en què s’expressen opinions).</text:p>
          </table:table-cell>
          <table:covered-table-cell/>
          <table:table-cell table:style-name="Tabla4.E8" office:value-type="string">
            <text:p text:style-name="P131">CCLI</text:p>
          </table:table-cell>
          <table:table-cell table:style-name="Tabla4.F8" office:value-type="string">
            <text:p text:style-name="P120"/>
          </table:table-cell>
          <table:table-cell table:style-name="Tabla4.G8" office:value-type="string">
            <text:p text:style-name="P120"/>
          </table:table-cell>
          <table:table-cell table:style-name="Tabla4.H8" office:value-type="string">
            <text:p text:style-name="P120"/>
          </table:table-cell>
          <table:table-cell table:style-name="Tabla4.I8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9" table:number-columns-spanned="2" office:value-type="string">
            <text:p text:style-name="P67">6tVLL.BL1.2.2 Deduïx el significat de paraules pel context en situacions de comunicació oral.</text:p>
          </table:table-cell>
          <table:covered-table-cell/>
          <table:table-cell table:style-name="Tabla4.E9" office:value-type="string">
            <text:p text:style-name="P138">CAA</text:p>
            <text:p text:style-name="P138">CCLI</text:p>
          </table:table-cell>
          <table:table-cell table:style-name="Tabla4.F9" office:value-type="string">
            <text:p text:style-name="P120"/>
          </table:table-cell>
          <table:table-cell table:style-name="Tabla4.G9" office:value-type="string">
            <text:p text:style-name="P120"/>
          </table:table-cell>
          <table:table-cell table:style-name="Tabla4.H9" office:value-type="string">
            <text:p text:style-name="P120"/>
          </table:table-cell>
          <table:table-cell table:style-name="Tabla4.I9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1" table:number-columns-spanned="2" office:value-type="string">
            <text:p text:style-name="P71">6tVLL.BL1.2.3 Exposa críticament les seues pròpies conclusions sobre el contingut de la comunicació.</text:p>
          </table:table-cell>
          <table:covered-table-cell/>
          <table:table-cell table:style-name="Tabla4.E11" office:value-type="string">
            <text:p text:style-name="P134">CAA</text:p>
            <text:p text:style-name="P139">CCLI</text:p>
          </table:table-cell>
          <table:table-cell table:style-name="Tabla4.F11" office:value-type="string">
            <text:p text:style-name="P120"/>
          </table:table-cell>
          <table:table-cell table:style-name="Tabla4.G11" office:value-type="string">
            <text:p text:style-name="P120"/>
          </table:table-cell>
          <table:table-cell table:style-name="Tabla4.H11" office:value-type="string">
            <text:p text:style-name="P120"/>
          </table:table-cell>
          <table:table-cell table:style-name="Tabla4.I11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1" table:number-columns-spanned="2" office:value-type="string">
            <text:p text:style-name="P44">6t<text:span text:style-name="T55">V</text:span>LL.BL1.2.4 Identifica les distintes <text:span text:style-name="T42">tipologies</text:span> <text:span text:style-name="T56">en els textos que escolta</text:span>: descriptives, narratives, expositives, instructives, <text:span text:style-name="T42">argumentatives, predictives</text:span>.</text:p>
          </table:table-cell>
          <table:covered-table-cell/>
          <table:table-cell table:style-name="Tabla4.E11" office:value-type="string">
            <text:p text:style-name="P139">CCLI</text:p>
          </table:table-cell>
          <table:table-cell table:style-name="Tabla4.F11" office:value-type="string">
            <text:p text:style-name="P120"/>
          </table:table-cell>
          <table:table-cell table:style-name="Tabla4.G11" office:value-type="string">
            <text:p text:style-name="P120"/>
          </table:table-cell>
          <table:table-cell table:style-name="Tabla4.H11" office:value-type="string">
            <text:p text:style-name="P120"/>
          </table:table-cell>
          <table:table-cell table:style-name="Tabla4.I11" office:value-type="string">
            <text:p text:style-name="P120"/>
          </table:table-cell>
        </table:table-row>
        <table:table-row table:style-name="Tabla4.1">
          <table:table-cell table:style-name="Tabla4.A15" table:number-rows-spanned="4" office:value-type="string">
            <text:p text:style-name="P100">Importància de la millora en expressió oral: pronunciació i dicció.</text:p>
            <text:p text:style-name="P96">Planificació del contingut en l’expressió oral segons la seua finalitat (acadèmica, social i lúdica). Ús de suport gràfic, sonor i/o tecnològic.</text:p>
            <text:p text:style-name="P96">Organització del discurs a la situació. Ús conscient dels recursos lingüístics i no lingüístics de l’expressió oral (gestos, entonació, etc.).</text:p>
            <text:p text:style-name="P112"><text:span text:style-name="T4">Expressió i producció de textos orals literaris i no literaris segons la seua tipologia </text:span><text:span text:style-name="T5">ja</text:span><text:span text:style-name="T27"> treballades en els </text:span><text:soft-page-break/><text:span text:style-name="T27">nivells anteriors i amb major grau de complexitat</text:span><text:span text:style-name="T26"> </text:span><text:span text:style-name="T4">(narracions, descripcions, instruccions, argumentacions, exposicions, definició de conceptes, conferències, etc.).</text:span></text:p>
            <text:p text:style-name="P100">Introducció al registre col·loquial i formal.</text:p>
            <text:p text:style-name="P104">Ús del llenguatge no discriminatori.</text:p>
            <text:p text:style-name="P18">Selecció raonada de les produccions a incloure en el portfolio.</text:p>
          </table:table-cell>
          <table:table-cell table:style-name="Tabla4.B62" table:number-rows-spanned="4" office:value-type="string">
            <text:p text:style-name="P36">6t<text:span text:style-name="T45">VL</text:span>L.BL1.3 Produir amb supervisió textos orals dels gèneres habituals del nivell educatiu, elaborant un guió previ, adequant el discurs a la situació comunicativa, amb una estructura coherent, i utilitzant el vocabulari, l’entonació i dicció i els recursos no verbals correctament a més d’un llenguatge no discriminatori.</text:p>
          </table:table-cell>
          <table:table-cell table:style-name="Tabla4.C12" table:number-columns-spanned="2" office:value-type="string">
            <text:p text:style-name="P65">6tVLL.BL1.3.1 En la producció de textos orals fa ús del llenguatge no verbal per a reforçar la intenció comunicativa.</text:p>
          </table:table-cell>
          <table:covered-table-cell/>
          <table:table-cell table:style-name="Tabla4.E12" office:value-type="string">
            <text:p text:style-name="P135">CAA</text:p>
            <text:p text:style-name="P140">CCLI</text:p>
          </table:table-cell>
          <table:table-cell table:style-name="Tabla4.F12" office:value-type="string">
            <text:p text:style-name="P120"/>
          </table:table-cell>
          <table:table-cell table:style-name="Tabla4.G12" office:value-type="string">
            <text:p text:style-name="P120"/>
          </table:table-cell>
          <table:table-cell table:style-name="Tabla4.H12" office:value-type="string">
            <text:p text:style-name="P120"/>
          </table:table-cell>
          <table:table-cell table:style-name="Tabla4.I12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3" table:number-columns-spanned="2" office:value-type="string">
            <text:p text:style-name="P119"><text:span text:style-name="T38">6t</text:span><text:span text:style-name="T39">V</text:span><text:span text:style-name="T38">LL.BL1.3.2 Produïx, </text:span><text:span text:style-name="T41">elaborant per si mateix un guió previ</text:span><text:span text:style-name="T38"> i amb suport de recursos (escrits, gràfics, visuals o auditius), </text:span><text:span text:style-name="T40">amb una estructura coherent,</text:span><text:span text:style-name="T38"> textos orals dels gèneres més habituals del nivell educatiu </text:span><text:span text:style-name="T41">tenint en compte el propòsit comunicatiu</text:span><text:span text:style-name="T38"> (descripcions, narracions, exposicions, donar instruccions, expressar la seua opinió i </text:span><text:span text:style-name="T41">convéncer o persuadir</text:span><text:span text:style-name="T38">).</text:span></text:p>
          </table:table-cell>
          <table:covered-table-cell/>
          <table:table-cell table:style-name="Tabla4.E13" office:value-type="string">
            <text:p text:style-name="P135">CCLI</text:p>
            <text:p text:style-name="P140">CAA</text:p>
          </table:table-cell>
          <table:table-cell table:style-name="Tabla4.F13" office:value-type="string">
            <text:p text:style-name="P120"/>
          </table:table-cell>
          <table:table-cell table:style-name="Tabla4.G13" office:value-type="string">
            <text:p text:style-name="P120"/>
          </table:table-cell>
          <table:table-cell table:style-name="Tabla4.H13" office:value-type="string">
            <text:p text:style-name="P120"/>
          </table:table-cell>
          <table:table-cell table:style-name="Tabla4.I13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4" table:number-columns-spanned="2" office:value-type="string">
            <text:p text:style-name="P36">6tVLL.BL1.3.3 En la producció de textos orals proporciona exemples adequats com a suport al contingut de la comunicació. </text:p>
          </table:table-cell>
          <table:covered-table-cell/>
          <table:table-cell table:style-name="Tabla4.E14" office:value-type="string">
            <text:p text:style-name="P140">CCLI</text:p>
          </table:table-cell>
          <table:table-cell table:style-name="Tabla4.F14" office:value-type="string">
            <text:p text:style-name="P120"/>
          </table:table-cell>
          <table:table-cell table:style-name="Tabla4.G14" office:value-type="string">
            <text:p text:style-name="P120"/>
          </table:table-cell>
          <table:table-cell table:style-name="Tabla4.H14" office:value-type="string">
            <text:p text:style-name="P120"/>
          </table:table-cell>
          <table:table-cell table:style-name="Tabla4.I1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5" table:number-columns-spanned="2" office:value-type="string">
            <text:p text:style-name="P185">6tVLL.BL1.3.4 En la producció de textos orals utilitza adequadament els marcadors textuals.</text:p>
          </table:table-cell>
          <table:covered-table-cell/>
          <table:table-cell table:style-name="Tabla4.E15" office:value-type="string">
            <text:p text:style-name="P135">CCLI</text:p>
            <text:p text:style-name="P140">CAA</text:p>
          </table:table-cell>
          <table:table-cell table:style-name="Tabla4.F15" office:value-type="string">
            <text:p text:style-name="P120"/>
          </table:table-cell>
          <table:table-cell table:style-name="Tabla4.G15" office:value-type="string">
            <text:p text:style-name="P120"/>
          </table:table-cell>
          <table:table-cell table:style-name="Tabla4.H15" office:value-type="string">
            <text:p text:style-name="P120"/>
          </table:table-cell>
          <table:table-cell table:style-name="Tabla4.I15" office:value-type="string">
            <text:p text:style-name="P120"/>
          </table:table-cell>
        </table:table-row>
        <table:table-row table:style-name="Tabla4.1">
          <table:table-cell table:style-name="Tabla4.A17" table:number-rows-spanned="2" office:value-type="string">
            <text:p text:style-name="P21">Memorització de textos literaris i no literaris adequats a l’edat, de diferents gèneres i amb diferent finalitat (lúdica, d’aprenentatge, etc.).</text:p>
            <text:p text:style-name="P21">Ús conscient dels recursos lingüístics i no lingüístics de l’expressió oral (gestos, entonació, etc.).</text:p>
            <text:p text:style-name="P21">Ús d’estratègies de memòria visual i auditiva per a retindre la informació de textos expositius. Ús de suports gràfics i escrits, esquemes i resums per a memoritzar textos.</text:p>
            <text:p text:style-name="P19">Reproducció oral de textos prèviament escoltats o llegits en diferents suports (acudits, exposicions, diàlegs, etc.), mantenint-ne la coherència i estructura.</text:p>
          </table:table-cell>
          <table:table-cell table:style-name="Tabla4.B62" table:number-rows-spanned="2" office:value-type="string">
            <text:p text:style-name="P34">6tVLL.BL1.4 Memoritzar i reproduir, individualment i en grup, textos literaris i no literaris adequats al nivell i pròxims als seus gustos i interessos, prèviament escoltats o llegits en diferents formats, aplicant amb creativitat les estratègies d’expressió oral adequades.</text:p>
          </table:table-cell>
          <table:table-cell table:style-name="Tabla4.C16" table:number-columns-spanned="2" office:value-type="string">
            <text:p text:style-name="P22"><text:span text:style-name="T22">6tVLL.BL1.4.1 Memoritza amb autonomia </text:span>textos literaris i no literaris amb finalitat lúdica o com a estratègia d’aprenentatge relacionats amb referents culturals de l’entorn social.</text:p>
          </table:table-cell>
          <table:covered-table-cell/>
          <table:table-cell table:style-name="Tabla4.E16" office:value-type="string">
            <text:p text:style-name="P135">CAA</text:p>
            <text:p text:style-name="P140">CCLI</text:p>
          </table:table-cell>
          <table:table-cell table:style-name="Tabla4.F16" office:value-type="string">
            <text:p text:style-name="P120"/>
          </table:table-cell>
          <table:table-cell table:style-name="Tabla4.G16" office:value-type="string">
            <text:p text:style-name="P120"/>
          </table:table-cell>
          <table:table-cell table:style-name="Tabla4.H16" office:value-type="string">
            <text:p text:style-name="P120"/>
          </table:table-cell>
          <table:table-cell table:style-name="Tabla4.I16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7" table:number-columns-spanned="2" office:value-type="string">
            <text:p text:style-name="P99"><text:span text:style-name="T22">6tVLL.BL1.4.2 Reproduïx</text:span> <text:span text:style-name="T44">amb suport de recursos escrits, gràfics, visuals o auditius</text:span> textos orals amb<text:span text:style-name="T22"> finalitat lúdica o com a estratègia d’aprenentatge utilitzant</text:span> els recursos no verbals per a reforçar la intenció comunicativa.</text:p>
          </table:table-cell>
          <table:covered-table-cell/>
          <table:table-cell table:style-name="Tabla4.E17" office:value-type="string">
            <text:p text:style-name="P135">CAA</text:p>
            <text:p text:style-name="P140">CCLI</text:p>
          </table:table-cell>
          <table:table-cell table:style-name="Tabla4.F17" office:value-type="string">
            <text:p text:style-name="P120"/>
          </table:table-cell>
          <table:table-cell table:style-name="Tabla4.G17" office:value-type="string">
            <text:p text:style-name="P120"/>
          </table:table-cell>
          <table:table-cell table:style-name="Tabla4.H17" office:value-type="string">
            <text:p text:style-name="P120"/>
          </table:table-cell>
          <table:table-cell table:style-name="Tabla4.I17" office:value-type="string">
            <text:p text:style-name="P120"/>
          </table:table-cell>
        </table:table-row>
        <table:table-row table:style-name="Tabla4.1">
          <table:table-cell table:style-name="Tabla4.A19" table:number-rows-spanned="2" office:value-type="string">
            <text:p text:style-name="P95">Identificació, classificació, comparació i valoració dels mitjans de comunicació social: ràdio, cine, publicitat, televisió, Internet, etc.</text:p>
            <text:p text:style-name="P97">Classificació de gèneres orals propis dels mitjans de comunicació: noticiaris, concursos, musicals, <text:soft-page-break/>esportius, promocionals, sèries, etc.</text:p>
            <text:p text:style-name="P97">Identificació dels subgèneres informatius, d’opinió i persuasius: notícia, roda de premsa, entrevista, reportatge, debat, publicitat.</text:p>
            <text:p text:style-name="P97">Valoració crítica dels mitjans de comunicació, distingint informació d’opinió i identificant la intenció comunicativa.</text:p>
            <text:p text:style-name="P101">Valoració dels mitjans de comunicació social com a instrument d’aprenentatge i d’accés a informacions i experiències d’altres persones.</text:p>
            <text:p text:style-name="P95">Comprensió de textos orals procedents de la ràdio, de la televisió o d’Internet per a obtindre informació general sobre fets i esdeveniments d’actualitat, i com a instrument d’aprenentatge i d’accés a informacions i experiències d’altres persones que resulten significatius.</text:p>
            <text:p text:style-name="P105">Producció de textos orals propis dels mitjans de comunicació social per mitjà de simulació o participació per a oferir i compartir informació i opinió.</text:p>
          </table:table-cell>
          <table:table-cell table:style-name="Tabla4.B62" table:number-rows-spanned="2" office:value-type="string">
            <text:p text:style-name="P45"><text:span text:style-name="T46">6tVLL.</text:span>BL1.5 Interpretar textos orals de l’àmbit escolar i social procedents dels mitjans de comunicació utilitzant les estratègies de comprensió oral del nivell educatiu exposant les seues conclusions personals sobre el contingut del missatge i la intenció de l’emissor, i imitar, amb <text:soft-page-break/>supervisió, l’estructura i el llenguatge propi d’estos textos a fi d’oferir informació i opinió sobre temes d’actualitat social pròxims a la seua experiència.</text:p>
          </table:table-cell>
          <table:table-cell table:style-name="Tabla4.C18" table:number-columns-spanned="2" office:value-type="string">
            <text:p text:style-name="P60"><text:span text:style-name="T23">6tVLL.BL1.5.</text:span><text:span text:style-name="T24">1</text:span><text:span text:style-name="T23"> Interpreta textos orals del nivell educatiu procedents dels mitjans de comunicació (webs juvenils informatives, anuncis publicitaris, documentals, notícies, entrevistes, reportatges, rodes de premsa i debats) </text:span><text:span text:style-name="T22">exposant críticament les seues pròpies conclusions.</text:span></text:p>
          </table:table-cell>
          <table:covered-table-cell/>
          <table:table-cell table:style-name="Tabla4.E18" office:value-type="string">
            <text:p text:style-name="P135">CD</text:p>
            <text:p text:style-name="P135">CSC</text:p>
            <text:p text:style-name="P140">CCLI</text:p>
          </table:table-cell>
          <table:table-cell table:style-name="Tabla4.F18" office:value-type="string">
            <text:p text:style-name="P120"/>
          </table:table-cell>
          <table:table-cell table:style-name="Tabla4.G18" office:value-type="string">
            <text:p text:style-name="P120"/>
          </table:table-cell>
          <table:table-cell table:style-name="Tabla4.H18" office:value-type="string">
            <text:p text:style-name="P120"/>
          </table:table-cell>
          <table:table-cell table:style-name="Tabla4.I18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19" table:number-columns-spanned="2" office:value-type="string">
            <text:p text:style-name="P42">6tVLL.BL1.5.2 Imita a partir de models i amb supervisió les estructures i el llenguatge propi de textos del nivell procedents dels mitjans de comunicació a fi d’oferir i compartir informació i opinió sobre temes d’actualitat social pròxims a la seua experiència.</text:p>
          </table:table-cell>
          <table:covered-table-cell/>
          <table:table-cell table:style-name="Tabla4.E19" office:value-type="string">
            <text:p text:style-name="P135">CSC</text:p>
            <text:p text:style-name="P140">CCLI</text:p>
          </table:table-cell>
          <table:table-cell table:style-name="Tabla4.F19" office:value-type="string">
            <text:p text:style-name="P120"/>
          </table:table-cell>
          <table:table-cell table:style-name="Tabla4.G19" office:value-type="string">
            <text:p text:style-name="P120"/>
          </table:table-cell>
          <table:table-cell table:style-name="Tabla4.H19" office:value-type="string">
            <text:p text:style-name="P120"/>
          </table:table-cell>
          <table:table-cell table:style-name="Tabla4.I19" office:value-type="string">
            <text:p text:style-name="P120"/>
          </table:table-cell>
        </table:table-row>
        <table:table-row table:style-name="Tabla4.20">
          <table:table-cell table:style-name="Tabla4.A2" table:number-columns-spanned="9" office:value-type="string">
            <text:p text:style-name="P59">Bloc 2. Comunicació Escrita. Lleg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116">CONTINGUTS</text:p>
          </table:table-cell>
          <table:table-cell table:style-name="Tabla4.A3" office:value-type="string">
            <text:p text:style-name="P117">CRITERIS D’AVALUACIÓ</text:p>
          </table:table-cell>
          <table:table-cell table:style-name="Tabla4.A3" table:number-columns-spanned="2" office:value-type="string">
            <text:p text:style-name="P117">INDICADORS D’ÈXIT</text:p>
          </table:table-cell>
          <table:covered-table-cell/>
          <table:table-cell table:style-name="Tabla4.A3" office:value-type="string">
            <text:p text:style-name="P117">CCLV</text:p>
          </table:table-cell>
          <table:table-cell table:style-name="Tabla4.A3" office:value-type="string">
            <text:p text:style-name="P118">1<text:span text:style-name="T43">r</text:span> T</text:p>
          </table:table-cell>
          <table:table-cell table:style-name="Tabla4.A3" office:value-type="string">
            <text:p text:style-name="P118">2<text:span text:style-name="T43">n</text:span> T</text:p>
          </table:table-cell>
          <table:table-cell table:style-name="Tabla4.A3" office:value-type="string">
            <text:p text:style-name="P118">3<text:span text:style-name="T43">r</text:span> T</text:p>
          </table:table-cell>
          <table:table-cell table:style-name="Tabla4.I3" office:value-type="string">
            <text:p text:style-name="P118">FIN</text:p>
          </table:table-cell>
        </table:table-row>
        <table:table-row table:style-name="Tabla4.1">
          <table:table-cell table:style-name="Tabla4.A23" table:number-rows-spanned="2" office:value-type="string">
            <text:p text:style-name="P75">Lectura de qualsevol tipus de textos continus i discontinus, en distints suports (impresos, digitals i multimodals) amb velocitat, fluïdesa i entonació correctes.</text:p>
          </table:table-cell>
          <table:table-cell table:style-name="Tabla4.B62" table:number-rows-spanned="2" office:value-type="string">
            <text:p text:style-name="P43">6tVLL.BL2.1 Llegir per iniciativa pròpia, adequant-se al format i a l’estructura textual, textos de l’àmbit escolar i social i triar les seues lectures personals i de suport a les tasques d’aprenentatge, segons les seues preferències i interessos, donant raons de les seues eleccions.</text:p>
          </table:table-cell>
          <table:table-cell table:style-name="Tabla4.C22" table:number-columns-spanned="2" office:value-type="string">
            <text:p text:style-name="P66">6tVLL.BL2.1.1 Llig correctament i <text:span text:style-name="T44">amb supervisió</text:span> textos de l’àmbit escolar i social adequant-se al format i a l’estructura textual (textos literaris i no literaris complets o fragmentats, exposicions i argumentacions) establint per si mateix els objectius de la lectura.</text:p>
          </table:table-cell>
          <table:covered-table-cell/>
          <table:table-cell table:style-name="Tabla4.E22" office:value-type="string">
            <text:p text:style-name="P136">CCLI</text:p>
            <text:p text:style-name="P141">CAA</text:p>
          </table:table-cell>
          <table:table-cell table:style-name="Tabla4.F22" office:value-type="string">
            <text:p text:style-name="P120"/>
          </table:table-cell>
          <table:table-cell table:style-name="Tabla4.G22" office:value-type="string">
            <text:p text:style-name="P120"/>
          </table:table-cell>
          <table:table-cell table:style-name="Tabla4.H22" office:value-type="string">
            <text:p text:style-name="P120"/>
          </table:table-cell>
          <table:table-cell table:style-name="Tabla4.I22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23" table:number-columns-spanned="2" office:value-type="string">
            <text:p text:style-name="P37">6tVLL.BL2.1.2 Llig per iniciativa pròpia, textos de l’àmbit escolar i social i els utilitza <text:soft-page-break/>com a suport a les tasques d’aprenentatge donant raons de les seues eleccions.</text:p>
          </table:table-cell>
          <table:covered-table-cell/>
          <table:table-cell table:style-name="Tabla4.E23" office:value-type="string">
            <text:p text:style-name="P136">CCLI</text:p>
            <text:p text:style-name="P141">CAA</text:p>
          </table:table-cell>
          <table:table-cell table:style-name="Tabla4.F23" office:value-type="string">
            <text:p text:style-name="P120"/>
          </table:table-cell>
          <table:table-cell table:style-name="Tabla4.G23" office:value-type="string">
            <text:p text:style-name="P120"/>
          </table:table-cell>
          <table:table-cell table:style-name="Tabla4.H23" office:value-type="string">
            <text:p text:style-name="P120"/>
          </table:table-cell>
          <table:table-cell table:style-name="Tabla4.I23" office:value-type="string">
            <text:p text:style-name="P120"/>
          </table:table-cell>
        </table:table-row>
        <table:table-row table:style-name="Tabla4.1">
          <table:table-cell table:style-name="Tabla4.A27" table:number-rows-spanned="4" office:value-type="string">
            <text:p text:style-name="P75">Ús d’estratègies per a la comprensió lectora: abans de la lectura a través d’informació paratextual (tipus de text, suport d’este, format, tipus de lletra, índexs, paraules clau i elements icònics), establint els objectius de la lectura (lúdic, busca o aprenentatge), anticipant hipòtesis i analitzant l’estructura del text i la seua tipologia; durant la lectura, i després de la lectura (extraient conclusions sobre el que s’ha llegit).</text:p>
          </table:table-cell>
          <table:table-cell table:style-name="Tabla4.B27" table:number-rows-spanned="4" office:value-type="string">
            <text:p text:style-name="P127">6tVLL.BL2.2 Interpretar, de forma autònoma, reflexiva i dialogada amb l’ajuda dels seus companys, textos de l’àmbit escolar i social anticipant i reformulant hipòtesis, inferint elements contextuals no explícits, identificant la tipologia del text i exposant les seues conclusions personals sobre el contingut i la intenció de l’autor.</text:p>
          </table:table-cell>
          <table:table-cell table:style-name="Tabla4.C24" table:number-columns-spanned="2" office:value-type="string">
            <text:p text:style-name="P66">6tVLL.BL2.2.1 Identifica el tema i el destinatari i la intenció de l’emissor en els textos escrits continus i discontinus, en distints suports: impresos, digitals i multimodals del nivell educatiu (instructius, predictius, publicitaris, poètics, teatrals i del còmic, etc.).</text:p>
          </table:table-cell>
          <table:covered-table-cell/>
          <table:table-cell table:style-name="Tabla4.E24" office:value-type="string">
            <text:p text:style-name="P136">CCLI</text:p>
            <text:p text:style-name="P141">CAA</text:p>
          </table:table-cell>
          <table:table-cell table:style-name="Tabla4.F24" office:value-type="string">
            <text:p text:style-name="P120"/>
          </table:table-cell>
          <table:table-cell table:style-name="Tabla4.G24" office:value-type="string">
            <text:p text:style-name="P120"/>
          </table:table-cell>
          <table:table-cell table:style-name="Tabla4.H24" office:value-type="string">
            <text:p text:style-name="P120"/>
          </table:table-cell>
          <table:table-cell table:style-name="Tabla4.I2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25" table:number-columns-spanned="2" office:value-type="string">
            <text:p text:style-name="P66">6tVLLBL2.2.2 Reformula les conjectures que ha anticipat sobre el tema i els detalls del contingut de textos escrits a través d’elements contextuals.</text:p>
          </table:table-cell>
          <table:covered-table-cell/>
          <table:table-cell table:style-name="Tabla4.E25" office:value-type="string">
            <text:p text:style-name="P136">CCLI</text:p>
            <text:p text:style-name="P141">CAA</text:p>
          </table:table-cell>
          <table:table-cell table:style-name="Tabla4.F25" office:value-type="string">
            <text:p text:style-name="P120"/>
          </table:table-cell>
          <table:table-cell table:style-name="Tabla4.G25" office:value-type="string">
            <text:p text:style-name="P120"/>
          </table:table-cell>
          <table:table-cell table:style-name="Tabla4.H25" office:value-type="string">
            <text:p text:style-name="P120"/>
          </table:table-cell>
          <table:table-cell table:style-name="Tabla4.I25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27" table:number-columns-spanned="2" office:value-type="string">
            <text:p text:style-name="P37">6tVLL.BL2.2.3 Inferix elements contextuals no explícits i exposa les seues conclusions personals sobre el contingut i la intenció de l’autor.</text:p>
          </table:table-cell>
          <table:covered-table-cell/>
          <table:table-cell table:style-name="Tabla4.E27" office:value-type="string">
            <text:p text:style-name="P136">CCLI</text:p>
            <text:p text:style-name="P141">CAA</text:p>
          </table:table-cell>
          <table:table-cell table:style-name="Tabla4.F27" office:value-type="string">
            <text:p text:style-name="P120"/>
          </table:table-cell>
          <table:table-cell table:style-name="Tabla4.G27" office:value-type="string">
            <text:p text:style-name="P120"/>
          </table:table-cell>
          <table:table-cell table:style-name="Tabla4.H27" office:value-type="string">
            <text:p text:style-name="P120"/>
          </table:table-cell>
          <table:table-cell table:style-name="Tabla4.I27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27" table:number-columns-spanned="2" office:value-type="string">
            <text:p text:style-name="P37">6tVLL.BL2.2.4 Identifica l’estructura bàsica de diferents tipologies i gèneres textuals (descriptius, narratius, expositius, instructius, argumentatius, predictius).</text:p>
          </table:table-cell>
          <table:covered-table-cell/>
          <table:table-cell table:style-name="Tabla4.E27" office:value-type="string">
            <text:p text:style-name="P136">CCLI</text:p>
            <text:p text:style-name="P141">CAA</text:p>
          </table:table-cell>
          <table:table-cell table:style-name="Tabla4.F27" office:value-type="string">
            <text:p text:style-name="P120"/>
          </table:table-cell>
          <table:table-cell table:style-name="Tabla4.G27" office:value-type="string">
            <text:p text:style-name="P120"/>
          </table:table-cell>
          <table:table-cell table:style-name="Tabla4.H27" office:value-type="string">
            <text:p text:style-name="P120"/>
          </table:table-cell>
          <table:table-cell table:style-name="Tabla4.I27" office:value-type="string">
            <text:p text:style-name="P120"/>
          </table:table-cell>
        </table:table-row>
        <table:table-row table:style-name="Tabla4.1">
          <table:table-cell table:style-name="Tabla4.A29" table:number-rows-spanned="2" office:value-type="string">
            <text:p text:style-name="P77">Selecció de lectures personals de forma autònoma com a font de gaudi.</text:p>
            <text:p text:style-name="P82">Busca, localització i lectura, d’informació en distints tipus de textos i fonts documentals per a ampliar coneixements i aplicar-los en treballs personals donant compte d’algunes referències bibliogràfiques: autor, editorial, gènere, il·lustracions, etc.</text:p>
            <text:p text:style-name="P82">Obtenció d’informació de manera guiada per mitjà de ferramentes digitals de busca, visualització i reproducció multimèdia (navegadors web, visualitzadors de documents, reproductors multimèdia, etc.) amb dispositius <text:soft-page-break/>TIC.</text:p>
            <text:p text:style-name="P75">Utilització dirigida de les TIC per a localitzar, seleccionar, tractar i organitzar la informació de manera eficient i responsable, fent ús d’entorns virtuals, pàgines infantils i juvenils, premsa local, enciclopèdies, diccionaris, repositoris en línia, etc<text:span text:style-name="T37">.</text:span></text:p>
          </table:table-cell>
          <table:table-cell table:style-name="Tabla4.B62" table:number-rows-spanned="2" office:value-type="string">
            <text:p text:style-name="P37">6tVLL.BL2.3 <text:span text:style-name="T57">Llegir en mitjans digitals de manera autònoma, reflexiva i dialogada per a buscar, seleccionar i emmagatzemar informació, contrastant-la i utilitzant-la per a ampliar coneixements, donant compte de les referències bibliogràfiques. </text:span></text:p>
          </table:table-cell>
          <table:table-cell table:style-name="Tabla4.C28" table:number-columns-spanned="2" office:value-type="string">
            <text:p text:style-name="P43"><text:span text:style-name="T58">6tVLL.BL2.3.1</text:span><text:span text:style-name="T59"> Dóna</text:span><text:span text:style-name="T58"> compte de les referències bibliogràfiques i </text:span><text:span text:style-name="T60">de</text:span><text:span text:style-name="T58"> bibliografia web de la informació seleccionada en mitjans digitals (autor, editorial,</text:span> enllaç, etc.).</text:p>
          </table:table-cell>
          <table:covered-table-cell/>
          <table:table-cell table:style-name="Tabla4.E28" office:value-type="string">
            <text:p text:style-name="P136">CCLI</text:p>
            <text:p text:style-name="P141">CD</text:p>
          </table:table-cell>
          <table:table-cell table:style-name="Tabla4.F28" office:value-type="string">
            <text:p text:style-name="P120"/>
          </table:table-cell>
          <table:table-cell table:style-name="Tabla4.G28" office:value-type="string">
            <text:p text:style-name="P120"/>
          </table:table-cell>
          <table:table-cell table:style-name="Tabla4.H28" office:value-type="string">
            <text:p text:style-name="P120"/>
          </table:table-cell>
          <table:table-cell table:style-name="Tabla4.I28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29" table:number-columns-spanned="2" office:value-type="string">
            <text:p text:style-name="P68">6tVLL.BL2.3.2 Contrasta la informació seleccionada en diverses fonts.</text:p>
          </table:table-cell>
          <table:covered-table-cell/>
          <table:table-cell table:style-name="Tabla4.E29" office:value-type="string">
            <text:p text:style-name="P141">CD</text:p>
          </table:table-cell>
          <table:table-cell table:style-name="Tabla4.F29" office:value-type="string">
            <text:p text:style-name="P120"/>
          </table:table-cell>
          <table:table-cell table:style-name="Tabla4.G29" office:value-type="string">
            <text:p text:style-name="P120"/>
          </table:table-cell>
          <table:table-cell table:style-name="Tabla4.H29" office:value-type="string">
            <text:p text:style-name="P120"/>
          </table:table-cell>
          <table:table-cell table:style-name="Tabla4.I29" office:value-type="string">
            <text:p text:style-name="P120"/>
          </table:table-cell>
        </table:table-row>
        <table:table-row table:style-name="Tabla4.1">
          <table:table-cell table:style-name="Tabla4.A32" table:number-rows-spanned="3" office:value-type="string">
            <text:p text:style-name="P78">Utilització de manera autònoma de diferents tipus de biblioteques d’aula, centre, municipal, pública) i iniciació guiada a les virtuals, per a obtindre informació en tot tipus de suports i seleccionar lectures personals.</text:p>
            <text:p text:style-name="P79">Coneixement i respecte de les normes de funcionament de les biblioteques per a un ús responsable d’estes.</text:p>
            <text:p text:style-name="P76">Iniciació en la busca de documents a través de catàlegs de biblioteca en línia, localitzant materials concrets: llibres, revistes, vídeos, <text:span text:style-name="T61">cd</text:span>, còmics, etc.</text:p>
          </table:table-cell>
          <table:table-cell table:style-name="Tabla4.B62" table:number-rows-spanned="3" office:value-type="string">
            <text:p text:style-name="P174">6tVLL.BL2.4 Utilitzar, amb supervisió, diferents tipus de biblioteques per a buscar i localitzar informació en tot tipus de suports i seleccionar lectures personals, manejant de forma guiada els seus catàlegs en línia, i reconéixer i respectar les seues normes de funcionament, fent un ús responsable de materials i espais funcionals.</text:p>
          </table:table-cell>
          <table:table-cell table:style-name="Tabla4.C30" table:number-columns-spanned="2" office:value-type="string">
            <text:p text:style-name="P68">6tVLL.BL2.4.1 Utilitza <text:span text:style-name="T44">amb supervisió</text:span> diferents tipus de biblioteques de l’entorn social i virtual per a buscar i localitzar informació en tot tipus de suports i seleccionar lectures personals.</text:p>
          </table:table-cell>
          <table:covered-table-cell/>
          <table:table-cell table:style-name="Tabla4.E30" office:value-type="string">
            <text:p text:style-name="P142">CSC</text:p>
            <text:p text:style-name="P142">SIEE</text:p>
          </table:table-cell>
          <table:table-cell table:style-name="Tabla4.F30" office:value-type="string">
            <text:p text:style-name="P120"/>
          </table:table-cell>
          <table:table-cell table:style-name="Tabla4.G30" office:value-type="string">
            <text:p text:style-name="P120"/>
          </table:table-cell>
          <table:table-cell table:style-name="Tabla4.H30" office:value-type="string">
            <text:p text:style-name="P120"/>
          </table:table-cell>
          <table:table-cell table:style-name="Tabla4.I30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31" table:number-columns-spanned="2" office:value-type="string">
            <text:p text:style-name="P46">6t<text:span text:style-name="T62">V</text:span>LL.BL2.4.2 Reconeix, utilitza i respecta els sistemes d’ordenació, classificació de les biblioteques de l’entorn virtual.</text:p>
          </table:table-cell>
          <table:covered-table-cell/>
          <table:table-cell table:style-name="Tabla4.E31" office:value-type="string">
            <text:p text:style-name="P142">CSC</text:p>
          </table:table-cell>
          <table:table-cell table:style-name="Tabla4.F31" office:value-type="string">
            <text:p text:style-name="P120"/>
          </table:table-cell>
          <table:table-cell table:style-name="Tabla4.G31" office:value-type="string">
            <text:p text:style-name="P120"/>
          </table:table-cell>
          <table:table-cell table:style-name="Tabla4.H31" office:value-type="string">
            <text:p text:style-name="P120"/>
          </table:table-cell>
          <table:table-cell table:style-name="Tabla4.I31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32" table:number-columns-spanned="2" office:value-type="string">
            <text:p text:style-name="P106">6tVLL.BL2.4.3 Fa un ús responsable dels materials que utilitza procedents de biblioteques de l’entorn virtual.</text:p>
          </table:table-cell>
          <table:covered-table-cell/>
          <table:table-cell table:style-name="Tabla4.E32" office:value-type="string">
            <text:p text:style-name="P142">CSC</text:p>
          </table:table-cell>
          <table:table-cell table:style-name="Tabla4.F32" office:value-type="string">
            <text:p text:style-name="P120"/>
          </table:table-cell>
          <table:table-cell table:style-name="Tabla4.G32" office:value-type="string">
            <text:p text:style-name="P120"/>
          </table:table-cell>
          <table:table-cell table:style-name="Tabla4.H32" office:value-type="string">
            <text:p text:style-name="P120"/>
          </table:table-cell>
          <table:table-cell table:style-name="Tabla4.I32" office:value-type="string">
            <text:p text:style-name="P120"/>
          </table:table-cell>
        </table:table-row>
        <table:table-row table:style-name="Tabla4.1">
          <table:table-cell table:style-name="Tabla4.A33" office:value-type="string">
            <text:p text:style-name="P128">Participació en les diferents accions previstes en el Pla lector del centre referides a la comprensió i la dinamització lectora (blog de lectura del centre, etc.). </text:p>
          </table:table-cell>
          <table:table-cell table:style-name="Tabla4.B62" office:value-type="string">
            <text:p text:style-name="P38">6tVLL.BL2.5 Participar de forma responsable i per iniciativa pròpia en accions del Pla lector del centre, com ara videofòrums, lectures dialògiques, etc., per a la millorar la seua competència lectora i refermar l’hàbit lector, fent propostes i assumint responsabilitats en l’organització i desenrotllament d’algunes activitats.</text:p>
          </table:table-cell>
          <table:table-cell table:style-name="Tabla4.C33" table:number-columns-spanned="2" office:value-type="string">
            <text:p text:style-name="P38">6tVLL.BL2.5.1 Col·labora fent propostes i assumint responsabilitats en l’organització d’algunes activitats del Pla lector del centre (videofòrums, lectures dialògiques, etc.).</text:p>
          </table:table-cell>
          <table:covered-table-cell/>
          <table:table-cell table:style-name="Tabla4.E33" office:value-type="string">
            <text:p text:style-name="P137">CCLI</text:p>
            <text:p text:style-name="P137">CSC</text:p>
            <text:p text:style-name="P142">CEC</text:p>
          </table:table-cell>
          <table:table-cell table:style-name="Tabla4.F33" office:value-type="string">
            <text:p text:style-name="P120"/>
          </table:table-cell>
          <table:table-cell table:style-name="Tabla4.G33" office:value-type="string">
            <text:p text:style-name="P120"/>
          </table:table-cell>
          <table:table-cell table:style-name="Tabla4.H33" office:value-type="string">
            <text:p text:style-name="P120"/>
          </table:table-cell>
          <table:table-cell table:style-name="Tabla4.I33" office:value-type="string">
            <text:p text:style-name="P120"/>
          </table:table-cell>
        </table:table-row>
        <table:table-row table:style-name="Tabla4.20">
          <table:table-cell table:style-name="Tabla4.A2" table:number-columns-spanned="9" office:value-type="string">
            <text:p text:style-name="P58">BLOC 3. COMUNICACIÓ ESCRITA. ESCRI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116">CONTINGUTS</text:p>
          </table:table-cell>
          <table:table-cell table:style-name="Tabla4.A3" office:value-type="string">
            <text:p text:style-name="P117">CRITERIS D’AVALUACIÓ</text:p>
          </table:table-cell>
          <table:table-cell table:style-name="Tabla4.A3" table:number-columns-spanned="2" office:value-type="string">
            <text:p text:style-name="P117">INDICADORS D’ÈXIT</text:p>
          </table:table-cell>
          <table:covered-table-cell/>
          <table:table-cell table:style-name="Tabla4.A3" office:value-type="string">
            <text:p text:style-name="P117">CCLV</text:p>
          </table:table-cell>
          <table:table-cell table:style-name="Tabla4.A3" office:value-type="string">
            <text:p text:style-name="P118">1<text:span text:style-name="T43">r</text:span> T</text:p>
          </table:table-cell>
          <table:table-cell table:style-name="Tabla4.A3" office:value-type="string">
            <text:p text:style-name="P118">2<text:span text:style-name="T43">n</text:span> T</text:p>
          </table:table-cell>
          <table:table-cell table:style-name="Tabla4.A3" office:value-type="string">
            <text:p text:style-name="P118">3<text:span text:style-name="T43">r</text:span> T</text:p>
          </table:table-cell>
          <table:table-cell table:style-name="Tabla4.I3" office:value-type="string">
            <text:p text:style-name="P118">FIN</text:p>
          </table:table-cell>
        </table:table-row>
        <table:table-row table:style-name="Tabla4.1">
          <table:table-cell table:style-name="Tabla4.A4" table:number-rows-spanned="4" office:value-type="string">
            <text:p text:style-name="P83">Coneixement i ús, a partir de models, dels elements bàsics <text:soft-page-break/>(suport textual, silueta, variacions tipogràfiques, presència d’il·lustracions, etc.) dels textos escrits i de la seua estructura.</text:p>
            <text:p text:style-name="P84">Planificació: definició del destinatari i l’estructura en funció del tipus de text, per a escriure textos narratius, descriptius i explicatius, argumentatius i persuasius</text:p>
            <text:p text:style-name="P84">Redacció de l’esborrany.</text:p>
            <text:p text:style-name="P89">Escriptura i reescriptura, individual o col·lectiva seguint models, de textos amb diferents intencions, tant de l’àmbit escolar com del social, amb una cal·ligrafia, orde i neteja adequats i amb un registre formal i un vocabulari en consonància al nivell educatiu.</text:p>
          </table:table-cell>
          <table:table-cell table:style-name="Tabla4.A4" table:number-rows-spanned="4" office:value-type="string">
            <text:p text:style-name="P40">6tVLL.BL3.1 Planificar i escriure, de <text:span text:style-name="T48">manera</text:span> reflexiva i dialogada, amb la <text:soft-page-break/>supervisió d’un adult i la col·laboració dels seus companys, textos dels gèneres més habituals del nivell educatiu, redactant l’esborrany, adequant el contingut a la situació de comunicació, amb una estructura coherent i un vocabulari apropiat i utilitzant els recursos lingüístics amb creativitat i sentit estètic.</text:p>
          </table:table-cell>
          <table:table-cell table:style-name="Tabla4.A4" table:number-columns-spanned="2" office:value-type="string">
            <text:p text:style-name="P80"><text:span text:style-name="T6">6t</text:span><text:span text:style-name="T8">V</text:span><text:span text:style-name="T6">LL.BL3.1.1 Participa amb la </text:span><text:span text:style-name="T10">supervisió</text:span><text:span text:style-name="T6"> d'un adult, </text:span><text:span text:style-name="T7">elaborant un guió previ</text:span><text:span text:style-name="T6">, en el </text:span><text:soft-page-break/><text:span text:style-name="T6">procés col·lectiu de planificació i escriptura de textos (descripcions, narracions, exposicions, donar instruccions, textos d'opinió i </text:span><text:span text:style-name="T7">persuasius</text:span><text:span text:style-name="T6">), </text:span><text:span text:style-name="T9">adequant el contingut a la situació comunicativa</text:span><text:span text:style-name="T6">. </text:span></text:p>
          </table:table-cell>
          <table:covered-table-cell/>
          <table:table-cell table:style-name="Tabla4.A4" office:value-type="string">
            <text:p text:style-name="P143">CCLI</text:p>
            <text:p text:style-name="P149">CAA</text:p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I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37" table:number-columns-spanned="2" office:value-type="string">
            <text:p text:style-name="P47">6tVLL.BL3.1.2 Quan redacta textos organitza la informació de forma completa i progressiva, utilitzant adequadament <text:s/>marcadors textuals i ordenant la informació en paràgrafs.</text:p>
          </table:table-cell>
          <table:covered-table-cell/>
          <table:table-cell table:style-name="Tabla4.E37" office:value-type="string">
            <text:p text:style-name="P143">CCLI</text:p>
          </table:table-cell>
          <table:table-cell table:style-name="Tabla4.F37" office:value-type="string">
            <text:p text:style-name="P120"/>
          </table:table-cell>
          <table:table-cell table:style-name="Tabla4.G37" office:value-type="string">
            <text:p text:style-name="P120"/>
          </table:table-cell>
          <table:table-cell table:style-name="Tabla4.H37" office:value-type="string">
            <text:p text:style-name="P120"/>
          </table:table-cell>
          <table:table-cell table:style-name="Tabla4.I37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38" table:number-columns-spanned="2" office:value-type="string">
            <text:p text:style-name="P47">6tVLL.BL3.1.3 Quan redacta <text:s/>proporciona exemples adequats com a suport al contingut de la comunicació i utilitza termes inclusius en compte de <text:s/>discriminatoris.</text:p>
          </table:table-cell>
          <table:covered-table-cell/>
          <table:table-cell table:style-name="Tabla4.E38" office:value-type="string">
            <text:p text:style-name="P143">CCLI</text:p>
          </table:table-cell>
          <table:table-cell table:style-name="Tabla4.F38" office:value-type="string">
            <text:p text:style-name="P120"/>
          </table:table-cell>
          <table:table-cell table:style-name="Tabla4.G38" office:value-type="string">
            <text:p text:style-name="P120"/>
          </table:table-cell>
          <table:table-cell table:style-name="Tabla4.H38" office:value-type="string">
            <text:p text:style-name="P120"/>
          </table:table-cell>
          <table:table-cell table:style-name="Tabla4.I38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39" table:number-columns-spanned="2" office:value-type="string">
            <text:p text:style-name="P47">6t<text:span text:style-name="T55">V</text:span>LL.BL3.1.<text:span text:style-name="T63">4</text:span> Quan redacta textos, utilitza adequadament alguns recursos lingüístics (la comparació, la hipèrbole, la metàfora, l'al·literació, la <text:span text:style-name="T42">metonímia, l'hipèrbaton</text:span> i el joc de paraules) <text:span text:style-name="T64">amb creativitat i sentit estètic</text:span>.</text:p>
          </table:table-cell>
          <table:covered-table-cell/>
          <table:table-cell table:style-name="Tabla4.E39" office:value-type="string">
            <text:p text:style-name="P143">CCLI</text:p>
          </table:table-cell>
          <table:table-cell table:style-name="Tabla4.F39" office:value-type="string">
            <text:p text:style-name="P120"/>
          </table:table-cell>
          <table:table-cell table:style-name="Tabla4.G39" office:value-type="string">
            <text:p text:style-name="P120"/>
          </table:table-cell>
          <table:table-cell table:style-name="Tabla4.H39" office:value-type="string">
            <text:p text:style-name="P120"/>
          </table:table-cell>
          <table:table-cell table:style-name="Tabla4.I39" office:value-type="string">
            <text:p text:style-name="P120"/>
          </table:table-cell>
        </table:table-row>
        <table:table-row table:style-name="Tabla4.1">
          <table:table-cell table:style-name="Tabla4.A42" table:number-rows-spanned="3" office:value-type="string">
            <text:p text:style-name="P86">Avaluació i revisió del text per a millorar-lo amb ajuda de guies (organitzadors lògics) <text:s/>i dels companys.</text:p>
            <text:p text:style-name="P87">Reescriptura del producte final.</text:p>
            <text:p text:style-name="P92">Selecció raonada de les produccions a incloure en el portfolio. </text:p>
            <text:p text:style-name="P91">Normes gramaticals i ortogràfiques del nivell educatiu.</text:p>
          </table:table-cell>
          <table:table-cell table:style-name="Tabla4.B62" table:number-rows-spanned="3" office:value-type="string">
            <text:p text:style-name="P39">6tVLL.BL3.2 <text:span text:style-name="T49"><text:s/>Realitzar, amb supervisió, el procés de revisió de textos escrits, detectant, amb autonomia errors i resolent-ne els dubtes de manera reflexiva i dialogada, per a millorar el producte final, presentar-lo cuidant els seus aspectes formals i respectant les normes de correcció gramatical i ortogràfica del nivell educatiu.</text:span></text:p>
          </table:table-cell>
          <table:table-cell table:style-name="Tabla4.C40" table:number-columns-spanned="2" office:value-type="string">
            <text:p text:style-name="P73"><text:span text:style-name="T31">6tVLL.BL3.2.1 Realitza el procés de revisió de textos escrits detectant errors </text:span><text:span text:style-name="T32">amb autonomia</text:span><text:span text:style-name="T31"> i resolent els seus dubtes de manera reflexiva i dialogada per a millorar el producte final.</text:span></text:p>
          </table:table-cell>
          <table:covered-table-cell/>
          <table:table-cell table:style-name="Tabla4.E40" office:value-type="string">
            <text:p text:style-name="P144">CCLI</text:p>
            <text:p text:style-name="P150">CAA</text:p>
          </table:table-cell>
          <table:table-cell table:style-name="Tabla4.F40" office:value-type="string">
            <text:p text:style-name="P120"/>
          </table:table-cell>
          <table:table-cell table:style-name="Tabla4.G40" office:value-type="string">
            <text:p text:style-name="P120"/>
          </table:table-cell>
          <table:table-cell table:style-name="Tabla4.H40" office:value-type="string">
            <text:p text:style-name="P120"/>
          </table:table-cell>
          <table:table-cell table:style-name="Tabla4.I40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41" office:value-type="string">
            <text:p text:style-name="P48">6tVLL.BL3.2.2 Presenta els textos revisats cuidant els seus aspectes formals (cal·ligrafia, format de presentació, etc.) i els adequa als gèneres textuals propis del nivell educatiu (descripcions, narracions, exposicions, donar instruccions, textos d’opinió i persuasius). <text:s/></text:p>
          </table:table-cell>
          <table:table-cell table:style-name="Tabla4.D41" table:number-columns-spanned="2" office:value-type="string">
            <text:p text:style-name="P144">CCLI</text:p>
            <text:p text:style-name="P150">CAA</text:p>
          </table:table-cell>
          <table:covered-table-cell/>
          <table:table-cell table:style-name="Tabla4.F41" office:value-type="string">
            <text:p text:style-name="P120"/>
          </table:table-cell>
          <table:table-cell table:style-name="Tabla4.G41" office:value-type="string">
            <text:p text:style-name="P120"/>
          </table:table-cell>
          <table:table-cell table:style-name="Tabla4.H41" office:value-type="string">
            <text:p text:style-name="P120"/>
          </table:table-cell>
          <table:table-cell table:style-name="Tabla4.I41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42" table:number-columns-spanned="2" office:value-type="string">
            <text:p text:style-name="P48">6tVLL.BL3.2.2 Presenta els textos revisats respectant les normes de correcció gramatical i ortogràfica del nivell educatiu (…) * Vegeu quadro elements <text:s/>gramaticals.</text:p>
          </table:table-cell>
          <table:covered-table-cell/>
          <table:table-cell table:style-name="Tabla4.E42" office:value-type="string">
            <text:p text:style-name="P144">CCLI</text:p>
            <text:p text:style-name="P150">CAA</text:p>
          </table:table-cell>
          <table:table-cell table:style-name="Tabla4.F42" office:value-type="string">
            <text:p text:style-name="P120"/>
          </table:table-cell>
          <table:table-cell table:style-name="Tabla4.G42" office:value-type="string">
            <text:p text:style-name="P120"/>
          </table:table-cell>
          <table:table-cell table:style-name="Tabla4.H42" office:value-type="string">
            <text:p text:style-name="P120"/>
          </table:table-cell>
          <table:table-cell table:style-name="Tabla4.I42" office:value-type="string">
            <text:p text:style-name="P120"/>
          </table:table-cell>
        </table:table-row>
        <table:table-row table:style-name="Tabla4.1">
          <table:table-cell table:style-name="Tabla4.A44" table:number-rows-spanned="2" office:value-type="string">
            <text:p text:style-name="P88"><text:span text:style-name="T28">Tècniques per al tractament de la informació: esquemes lògics, </text:span><text:soft-page-break/><text:span text:style-name="T28">resums, gràfics i mapes conceptuals o ferramentes senzilles d’edició i presentació de continguts digitals</text:span><text:span text:style-name="T12"> </text:span></text:p>
            <text:p text:style-name="P93">Com especificar la bibliografia i bibliografia web utilitzada en un treball.</text:p>
            <text:p text:style-name="P85">Presentació de la informació en paper o en suport digital etiquetant imatges o a través de textos curts, com ara avisos i notes.</text:p>
            <text:p text:style-name="P90">Memorització comprensiva de la informació degudament organitzada.</text:p>
          </table:table-cell>
          <table:table-cell table:style-name="Tabla4.B62" table:number-rows-spanned="2" office:value-type="string">
            <text:p text:style-name="P39">6t<text:span text:style-name="T65">VLL</text:span>.BL3.3 Utilitzar, amb supervisió, l’escriptura per a organitzar la informació <text:soft-page-break/>obtinguda durant l’escolta activa o la lectura reflexiva en diferents mitjans de forma contrastada, per mitjà d’esquemes lògics, resums, gràfics i mapes conceptuals o ferramentes senzilles d’edició i presentació de continguts digitals, per a utilitzar-la en l<text:span text:style-name="T67">a redacció de textos o les tasques </text:span><text:span text:style-name="T68">d'aprenenta</text:span><text:span text:style-name="T65">tge</text:span> utilitzant els diversos recursos de forma responsable. <text:span text:style-name="T65">(currículum: </text:span><text:span text:style-name="T66">utilitzar-la en les tasques d’aprenentatge o per a comunicar conclusions utilitzant...</text:span><text:span text:style-name="T65">)</text:span></text:p>
          </table:table-cell>
          <table:table-cell table:style-name="Tabla4.C43" table:number-columns-spanned="2" office:value-type="string">
            <text:p text:style-name="P72"><text:span text:style-name="T3">6tVLL.BL3.3.1 Organitza </text:span><text:span text:style-name="T10">amb supervisió</text:span><text:span text:style-name="T3"> la informació obtinguda durant l’escolta activa </text:span><text:soft-page-break/><text:span text:style-name="T3">o la lectura reflexiva en diferents mitjans de manera contrastada per mitjà de mapes conceptuals en suport paper o digital per a utilitzar-la en la redacció de textos o en tasques d’aprenentatge. </text:span></text:p>
          </table:table-cell>
          <table:covered-table-cell/>
          <table:table-cell table:style-name="Tabla4.E43" office:value-type="string">
            <text:p text:style-name="P144">CAA</text:p>
            <text:p text:style-name="P150">CD</text:p>
          </table:table-cell>
          <table:table-cell table:style-name="Tabla4.F43" office:value-type="string">
            <text:p text:style-name="P120"/>
          </table:table-cell>
          <table:table-cell table:style-name="Tabla4.G43" office:value-type="string">
            <text:p text:style-name="P120"/>
          </table:table-cell>
          <table:table-cell table:style-name="Tabla4.H43" office:value-type="string">
            <text:p text:style-name="P120"/>
          </table:table-cell>
          <table:table-cell table:style-name="Tabla4.I43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44" office:value-type="string">
            <text:p text:style-name="P69">6tVLL.BL3.3.2 Utilitza de manera responsable ferramentes de busca, de visualització digital i entorns virtuals, contrastant la informació en diverses fonts i donant compte de les referències bibliogràfiques<text:span text:style-name="T69"> de bibliografia web </text:span>quan siga oportú.</text:p>
          </table:table-cell>
          <table:table-cell table:style-name="Tabla4.D44" table:number-columns-spanned="2" office:value-type="string">
            <text:p text:style-name="P144">CSC</text:p>
            <text:p text:style-name="P150">CD</text:p>
          </table:table-cell>
          <table:covered-table-cell/>
          <table:table-cell table:style-name="Tabla4.F44" office:value-type="string">
            <text:p text:style-name="P120"/>
          </table:table-cell>
          <table:table-cell table:style-name="Tabla4.G44" office:value-type="string">
            <text:p text:style-name="P120"/>
          </table:table-cell>
          <table:table-cell table:style-name="Tabla4.H44" office:value-type="string">
            <text:p text:style-name="P120"/>
          </table:table-cell>
          <table:table-cell table:style-name="Tabla4.I44" office:value-type="string">
            <text:p text:style-name="P120"/>
          </table:table-cell>
        </table:table-row>
        <table:table-row table:style-name="Tabla4.20">
          <table:table-cell table:style-name="Tabla4.A2" table:number-columns-spanned="9" office:value-type="string">
            <text:p text:style-name="P25">BLOC 4. CONEIXEMENT DE LA LLENGU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116">CONTINGUTS</text:p>
          </table:table-cell>
          <table:table-cell table:style-name="Tabla4.A3" office:value-type="string">
            <text:p text:style-name="P117">CRITERIS D’AVALUACIÓ</text:p>
          </table:table-cell>
          <table:table-cell table:style-name="Tabla4.A3" table:number-columns-spanned="2" office:value-type="string">
            <text:p text:style-name="P117">INDICADORS D’ÈXIT</text:p>
          </table:table-cell>
          <table:covered-table-cell/>
          <table:table-cell table:style-name="Tabla4.A3" office:value-type="string">
            <text:p text:style-name="P117">CCLV</text:p>
          </table:table-cell>
          <table:table-cell table:style-name="Tabla4.A3" office:value-type="string">
            <text:p text:style-name="P118">1<text:span text:style-name="T43">r</text:span> T</text:p>
          </table:table-cell>
          <table:table-cell table:style-name="Tabla4.A3" office:value-type="string">
            <text:p text:style-name="P118">2<text:span text:style-name="T43">n</text:span> T</text:p>
          </table:table-cell>
          <table:table-cell table:style-name="Tabla4.A3" office:value-type="string">
            <text:p text:style-name="P118">3<text:span text:style-name="T43">r</text:span> T</text:p>
          </table:table-cell>
          <table:table-cell table:style-name="Tabla4.I3" office:value-type="string">
            <text:p text:style-name="P118">FIN</text:p>
          </table:table-cell>
        </table:table-row>
        <table:table-row table:style-name="Tabla4.1">
          <table:table-cell table:style-name="Tabla4.A4" table:number-rows-spanned="2" office:value-type="string">
            <text:p text:style-name="P28">Explicitació de coneixements gramaticals que es dominen implícitament.</text:p>
            <text:p text:style-name="P28">Consolidació de nocions gramaticals, lèxiques, fonològiques i ortogràfiques adquirides en cursos anteriors.</text:p>
            <text:p text:style-name="P28">Locucions adverbials.</text:p>
            <text:p text:style-name="P28">Interjeccions: característiques principals.</text:p>
            <text:p text:style-name="P28">Diferències entre noms individuals i col·lectius: identificació de nom col·lectiu amb el seu corresponent individual.</text:p>
            <text:p text:style-name="P28">El verb: mode, temps, nombre i persona gramatical de qualsevol forma verbal.</text:p>
            <text:p text:style-name="P28">Identificació de les irregularitats més freqüents en els verbs castellans.</text:p>
            <text:p text:style-name="P28">Segmentació en síl·labes i aplicació <text:soft-page-break/>de les regles d’accentuació a qualsevol tipus de paraula.</text:p>
            <text:p text:style-name="P28">Accents diacrítics.</text:p>
            <text:p text:style-name="P28">Ortografia dels verbs irregulars.</text:p>
            <text:p text:style-name="P28">Ús adequat dels signes de puntuació: punts suspensius, parèntesis, guió, cometes.</text:p>
            <text:p text:style-name="P28">Ús dels connectors bàsics que donen cohesió a les produccions orals i escrites.</text:p>
            <text:p text:style-name="P28">Deducció i anàlisi de les normes que regulen la formació de les paraules.</text:p>
            <text:p text:style-name="P50">Classificació de les formes verbals segons pertanguen a verbs regulars o irregulars i identificació de les seues diferències.</text:p>
          </table:table-cell>
          <table:table-cell table:style-name="Tabla4.A4" table:number-rows-spanned="2" office:value-type="string">
            <text:p text:style-name="P12">6tVLL.BL4.1 <text:span text:style-name="T50">Aplicar els coneixements sobre els elements bàsics del sistema lingüístic adequats al nivell educatiu, adquirits per mitjà d’un procés de reflexió individual i col·lectiva, per a interpretar, elaborar i revisar textos detectant errors i resolent dubtes, amb la supervisió d’un adult i la col·laboració dels seus companys.</text:span></text:p>
          </table:table-cell>
          <table:table-cell table:style-name="Tabla4.A4" table:number-columns-spanned="2" office:value-type="string">
            <text:p text:style-name="P81">6tVLL.BL4.1.1 Participa a través de la <text:s/>reflexió i el diàleg en el procés d’interpretació i elaboració de textos, aplicant, amb autonomia i en col·laboració amb els seus companys, els coneixements sobre els elements del sistema lingüístic adequats al nivell educatiu, fent explícits els seus dubtes i proposant possibles alternatives de resposta.</text:p>
          </table:table-cell>
          <table:covered-table-cell/>
          <table:table-cell table:style-name="Tabla4.A4" office:value-type="string">
            <text:p text:style-name="P145">CCLI</text:p>
            <text:p text:style-name="P151">CAA</text:p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A4" office:value-type="string">
            <text:p text:style-name="P120"/>
          </table:table-cell>
          <table:table-cell table:style-name="Tabla4.I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48" table:number-columns-spanned="2" office:value-type="string">
            <text:p text:style-name="P61"><text:span text:style-name="T30">6tVLL.BL4.1.2 Revisa textos, </text:span><text:span text:style-name="T29">amb autonomia</text:span><text:span text:style-name="T30"> i/o la col·laboració dels seus companys/es, aplicant els coneixements sobre els elements del sistema lingüístic adequats al nivell educatiu, detectant per si mateix errors i corregint-los.</text:span></text:p>
            <text:p text:style-name="P157">* Vegeu quadro elements gramaticals BL3 </text:p>
          </table:table-cell>
          <table:covered-table-cell/>
          <table:table-cell table:style-name="Tabla4.E48" office:value-type="string">
            <text:p text:style-name="P145">CCLI</text:p>
            <text:p text:style-name="P151">CAA</text:p>
          </table:table-cell>
          <table:table-cell table:style-name="Tabla4.F48" office:value-type="string">
            <text:p text:style-name="P120"/>
          </table:table-cell>
          <table:table-cell table:style-name="Tabla4.G48" office:value-type="string">
            <text:p text:style-name="P120"/>
          </table:table-cell>
          <table:table-cell table:style-name="Tabla4.H48" office:value-type="string">
            <text:p text:style-name="P120"/>
          </table:table-cell>
          <table:table-cell table:style-name="Tabla4.I48" office:value-type="string">
            <text:p text:style-name="P120"/>
          </table:table-cell>
        </table:table-row>
        <table:table-row table:style-name="Tabla4.1">
          <table:table-cell table:style-name="Tabla4.A50" table:number-rows-spanned="2" office:value-type="string">
            <text:p text:style-name="P28">Inferència del significat de paraules a partir del context.</text:p>
            <text:p text:style-name="P28">Elecció del diccionari adequat en funció de la busca.</text:p>
            <text:p text:style-name="P28">Diccionaris en línia.</text:p>
            <text:p text:style-name="P28">Distinció dels matisos de significat que aporten prefixos i sufixos.</text:p>
            <text:p text:style-name="P28">Significat d’arcaismes, neologismes i estrangerismes d’ús freqüent i la seua relació amb el seu equivalent en castellà.</text:p>
            <text:p text:style-name="P50">Frases fetes i relació amb el seu sentit figurat.</text:p>
          </table:table-cell>
          <table:table-cell table:style-name="Tabla4.B62" table:number-rows-spanned="2" office:value-type="string">
            <text:p text:style-name="P12">6tVLL.BL4.2 Utilitzar, amb autonomia, diferents tipus de diccionaris en línia i impresos (diccionaris bilingües i pàgines web tesaurus per a trobar paraules), per a resoldre dubtes sobre el significat del vocabulari utilitzat en el procés d’interpretació, elaboració i revisió de textos.</text:p>
          </table:table-cell>
          <table:table-cell table:style-name="Tabla4.C49" table:number-columns-spanned="2" office:value-type="string">
            <text:p text:style-name="P54">6tVLL.BL4.2.1 Resol dubtes sobre el significat del vocabulari utilitzat en el procés d’interpretació, elaboració i revisió de textos triant el diccionari adequat en funció de la busca (diccionaris bilingües i pàgines web tesaurus). </text:p>
          </table:table-cell>
          <table:covered-table-cell/>
          <table:table-cell table:style-name="Tabla4.E49" office:value-type="string">
            <text:p text:style-name="P145">CCLI</text:p>
            <text:p text:style-name="P145">CD</text:p>
            <text:p text:style-name="P151">CAA</text:p>
          </table:table-cell>
          <table:table-cell table:style-name="Tabla4.F49" office:value-type="string">
            <text:p text:style-name="P120"/>
          </table:table-cell>
          <table:table-cell table:style-name="Tabla4.G49" office:value-type="string">
            <text:p text:style-name="P120"/>
          </table:table-cell>
          <table:table-cell table:style-name="Tabla4.H49" office:value-type="string">
            <text:p text:style-name="P120"/>
          </table:table-cell>
          <table:table-cell table:style-name="Tabla4.I49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0" table:number-columns-spanned="2" office:value-type="string">
            <text:p text:style-name="P70">6tVLL.BL4.2.2 Amplia el seu vocabulari realitzant inferències del significat de paraules a partir del context, distingint els matisos de significat que aporten prefixos i sufixos i relacionant arcaismes, neologismes i estrangerismes d’ús freqüent amb el seu equivalent en llengua castellana, per a millorar les seues produccions orals i escrites.</text:p>
          </table:table-cell>
          <table:covered-table-cell/>
          <table:table-cell table:style-name="Tabla4.E50" office:value-type="string">
            <text:p text:style-name="P151">CAA</text:p>
          </table:table-cell>
          <table:table-cell table:style-name="Tabla4.F50" office:value-type="string">
            <text:p text:style-name="P120"/>
          </table:table-cell>
          <table:table-cell table:style-name="Tabla4.G50" office:value-type="string">
            <text:p text:style-name="P120"/>
          </table:table-cell>
          <table:table-cell table:style-name="Tabla4.H50" office:value-type="string">
            <text:p text:style-name="P120"/>
          </table:table-cell>
          <table:table-cell table:style-name="Tabla4.I50" office:value-type="string">
            <text:p text:style-name="P120"/>
          </table:table-cell>
        </table:table-row>
        <table:table-row table:style-name="Tabla4.1">
          <table:table-cell table:style-name="Tabla4.A52" table:number-rows-spanned="2" office:value-type="string">
            <text:p text:style-name="P29">Ús d’adverbis, locucions adverbials i pronoms com a substitutius.</text:p>
            <text:p text:style-name="P29">Identificació dels diferents predicats i de les paraules que fan la funció d’atribut.</text:p>
            <text:p text:style-name="P29"><text:soft-page-break/>Diferenciació entre predicat verbal i nominal.</text:p>
            <text:p text:style-name="P51">Identificació dels complements del predicat verbal (CD, CI i CC).</text:p>
          </table:table-cell>
          <table:table-cell table:style-name="Tabla4.B62" table:number-rows-spanned="2" office:value-type="string">
            <text:p text:style-name="P13">6tVLL.BL4.3 <text:span text:style-name="T70">Reconéixer les funcions que realitzen els elements que constituïxen l’oració per a elaborar oracions adequades al nivell, detectant errors i resolent-ne els dubtes de manera </text:span><text:soft-page-break/><text:span text:style-name="T70">reflexiva i dialogada, amb la supervisió d’un adult o col·laborant amb els seus companys. </text:span></text:p>
          </table:table-cell>
          <table:table-cell table:style-name="Tabla4.C51" table:number-columns-spanned="2" office:value-type="string">
            <text:p text:style-name="P74"><text:span text:style-name="T33">6tVLL.</text:span><text:span text:style-name="T25">BL4.3.1 En la comprensió i producció de textos, orals o escrits, identifica les funcions dels elements que constituïxen l’oració (CD, CI, CC i atribut) en diferents tipus d’oracions simples (enunciatives, interrogatives, exclamatives, exhortatives i </text:span><text:soft-page-break/><text:span text:style-name="T25">dubitatives) i els marcadors textuals bàsics que donen cohesió a les produccions.</text:span></text:p>
          </table:table-cell>
          <table:covered-table-cell/>
          <table:table-cell table:style-name="Tabla4.E51" office:value-type="string">
            <text:p text:style-name="P146">CCLI</text:p>
            <text:p text:style-name="P152">CAA</text:p>
          </table:table-cell>
          <table:table-cell table:style-name="Tabla4.F51" office:value-type="string">
            <text:p text:style-name="P120"/>
          </table:table-cell>
          <table:table-cell table:style-name="Tabla4.G51" office:value-type="string">
            <text:p text:style-name="P120"/>
          </table:table-cell>
          <table:table-cell table:style-name="Tabla4.H51" office:value-type="string">
            <text:p text:style-name="P120"/>
          </table:table-cell>
          <table:table-cell table:style-name="Tabla4.I51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2" table:number-columns-spanned="2" office:value-type="string">
            <text:p text:style-name="P56"><text:span text:style-name="T3">6t</text:span><text:span text:style-name="T13">V</text:span><text:span text:style-name="T3">LL.BL4.3.2 Quan interpreta, produïx o revisa textos orals o escrits, detecta i corregix </text:span><text:span text:style-name="T14">per si mateix</text:span><text:span text:style-name="T3"> errors sobre l</text:span><text:span text:style-name="T15">a</text:span><text:span text:style-name="T3"> funci</text:span><text:span text:style-name="T15">ó</text:span><text:span text:style-name="T3"> gramatical i oracional que realitzen els elements que constituïxen </text:span><text:span text:style-name="T15">el </text:span><text:span text:style-name="T14">CD, CI, CC i atribut</text:span><text:span text:style-name="T3"> en diferents tipus d'</text:span><text:span text:style-name="T14">oracions simples</text:span><text:span text:style-name="T3"> i resol els dubtes participant activament en el procés de reflexió individual i col·lectiva. </text:span></text:p>
          </table:table-cell>
          <table:covered-table-cell/>
          <table:table-cell table:style-name="Tabla4.E52" office:value-type="string">
            <text:p text:style-name="P146">CCLI</text:p>
            <text:p text:style-name="P152">CAA</text:p>
          </table:table-cell>
          <table:table-cell table:style-name="Tabla4.F52" office:value-type="string">
            <text:p text:style-name="P120"/>
          </table:table-cell>
          <table:table-cell table:style-name="Tabla4.G52" office:value-type="string">
            <text:p text:style-name="P120"/>
          </table:table-cell>
          <table:table-cell table:style-name="Tabla4.H52" office:value-type="string">
            <text:p text:style-name="P120"/>
          </table:table-cell>
          <table:table-cell table:style-name="Tabla4.I52" office:value-type="string">
            <text:p text:style-name="P120"/>
          </table:table-cell>
        </table:table-row>
        <table:table-row table:style-name="Tabla4.1">
          <table:table-cell table:style-name="Tabla4.A54" table:number-rows-spanned="2" office:value-type="string">
            <text:p text:style-name="P30">Varietats de la llengua.</text:p>
            <text:p text:style-name="P30">Identificació de les diferents manifestacions del castellà en les diverses comunitats autònomes.</text:p>
            <text:p text:style-name="P30">Identificació d’aspectes socioculturals relacionats amb les diferents llengües.</text:p>
            <text:p text:style-name="P30">Identificació i classificació de diferents marcadors lingüístics de procedència regional.</text:p>
            <text:p text:style-name="P30">Relació de fets de la seua pròpia cultura amb els de cultures diferents.</text:p>
            <text:p text:style-name="P30">Interés per conéixer i per tindre competència en els dos idiomes cooficials de la Comunitat Valenciana.</text:p>
            <text:p text:style-name="P30">Consciència de les variants lingüístiques de les diferents llengües presents en el context social i escolar.</text:p>
            <text:p text:style-name="P30">Actitud positiva davant dels usos de les llengües, evitant qualsevol acte de discriminació.</text:p>
            <text:p text:style-name="P30">Ús d’un llenguatge no discriminatori i respectuós.</text:p>
            <text:p text:style-name="P31">Reconeixement del valencià com a <text:soft-page-break/>element fonamental de la nostra cultura.</text:p>
            <text:p text:style-name="P52">Interés per utilitzar el valencià en els usos personals i per a tota funció comunicativa.</text:p>
          </table:table-cell>
          <table:table-cell table:style-name="Tabla4.B62" table:number-rows-spanned="2" office:value-type="string">
            <text:p text:style-name="P53">6tVLL.BL4.4 Diferenciar les característiques socioculturals de les llengües d’Espanya i del Valencià, expressant la valoració i el respecte per la varietat lingüística i pels seus parlants, detectant errors i resolent-<text:span text:style-name="T71">ne</text:span> els dubtes de ma<text:span text:style-name="T71">nera</text:span> reflexiva i dialogada.</text:p>
          </table:table-cell>
          <table:table-cell table:style-name="Tabla4.C54" table:number-columns-spanned="2" office:value-type="string">
            <text:p text:style-name="P57"><text:span text:style-name="T16">6tVLL.BL</text:span><text:span text:style-name="T3">4.4.1 Diferencia les llengües d’Espanya </text:span><text:span text:style-name="T18">i del Valencià</text:span><text:span text:style-name="T3">, a partir de la identificació de les seues característiques socioculturals, en produccions de l’àmbit escolar i social, i mostra respecte pels parlants que les utilitzen.</text:span></text:p>
          </table:table-cell>
          <table:covered-table-cell/>
          <table:table-cell table:style-name="Tabla4.E54" office:value-type="string">
            <text:p text:style-name="P147">CCLI</text:p>
            <text:p text:style-name="P147">CSC</text:p>
            <text:p text:style-name="P156">CCLI</text:p>
            <text:p text:style-name="P155">CSC</text:p>
          </table:table-cell>
          <table:table-cell table:style-name="Tabla4.F54" office:value-type="string">
            <text:p text:style-name="P120"/>
          </table:table-cell>
          <table:table-cell table:style-name="Tabla4.G54" office:value-type="string">
            <text:p text:style-name="P120"/>
          </table:table-cell>
          <table:table-cell table:style-name="Tabla4.H54" office:value-type="string">
            <text:p text:style-name="P120"/>
          </table:table-cell>
          <table:table-cell table:style-name="Tabla4.I5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4" table:number-columns-spanned="2" office:value-type="string">
            <text:p text:style-name="P57"><text:span text:style-name="T16">6tVLL.BL</text:span><text:span text:style-name="T3">4.4.2 Diferencia les característiques més significatives de les varietats de la llengua i les reconeix en produccions orals i escrites de l’àmbit escolar i social i mostra respecte pels parlants i les varietats que utilitzen.</text:span></text:p>
          </table:table-cell>
          <table:covered-table-cell/>
          <table:table-cell table:style-name="Tabla4.E54" office:value-type="string">
            <text:p text:style-name="P147">CCLI</text:p>
            <text:p text:style-name="P153">CSC</text:p>
          </table:table-cell>
          <table:table-cell table:style-name="Tabla4.F54" office:value-type="string">
            <text:p text:style-name="P120"/>
          </table:table-cell>
          <table:table-cell table:style-name="Tabla4.G54" office:value-type="string">
            <text:p text:style-name="P120"/>
          </table:table-cell>
          <table:table-cell table:style-name="Tabla4.H54" office:value-type="string">
            <text:p text:style-name="P120"/>
          </table:table-cell>
          <table:table-cell table:style-name="Tabla4.I54" office:value-type="string">
            <text:p text:style-name="P120"/>
          </table:table-cell>
        </table:table-row>
        <table:table-row table:style-name="Tabla4.1">
          <table:table-cell table:style-name="Tabla4.A56" table:number-rows-spanned="2" office:value-type="string">
            <text:p text:style-name="P102">Perseverança davant de l’esforç, força de voluntat. </text:p>
            <text:p text:style-name="P102">Constància i hàbits de treball. </text:p>
            <text:p text:style-name="P102">Capacitat de concentració. </text:p>
            <text:p text:style-name="P102">Regulació, perseverança, flexibilitat, control de l’ansietat i incertesa i capacitat d’automotivació abans, durant i després del procés d’aprenentatge. Resiliència, superació d’obstacles i fracassos. </text:p>
            <text:p text:style-name="P102">Aprenentatge autònom. </text:p>
            <text:p text:style-name="P107">Busca d’orientació o ajuda quan en necessita de forma precisa.</text:p>
          </table:table-cell>
          <table:table-cell table:style-name="Tabla4.B62" table:number-rows-spanned="2" office:value-type="string">
            <text:p text:style-name="P14">6tVLL.BL4.5 Interpretar les demandes de les tasques d’aprenentatge, mantindre la concentració mentres les realitza, mostrar perseverança i flexibilitat davant dels reptes i dificultats, esforçant-se i mantenint la calma i la motivació, intentant resoldre els dubtes pels seus propis mitjans fent-se preguntes i buscant ajuda si en necessita.</text:p>
          </table:table-cell>
          <table:table-cell table:style-name="Tabla4.C55" table:number-columns-spanned="2" office:value-type="string">
            <text:p text:style-name="P109">6tVLL.BL4.5.1 Roman en calma davant de les dificultats que se li presenten quan realitza una seqüència d’activitats completa i manté la motivació fins a finalitzar-la.</text:p>
          </table:table-cell>
          <table:covered-table-cell/>
          <table:table-cell table:style-name="Tabla4.E55" office:value-type="string">
            <text:p text:style-name="P153">SIEE</text:p>
          </table:table-cell>
          <table:table-cell table:style-name="Tabla4.F55" office:value-type="string">
            <text:p text:style-name="P120"/>
          </table:table-cell>
          <table:table-cell table:style-name="Tabla4.G55" office:value-type="string">
            <text:p text:style-name="P120"/>
          </table:table-cell>
          <table:table-cell table:style-name="Tabla4.H55" office:value-type="string">
            <text:p text:style-name="P120"/>
          </table:table-cell>
          <table:table-cell table:style-name="Tabla4.I55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6" table:number-columns-spanned="2" office:value-type="string">
            <text:p text:style-name="P109">6tVLL.BL4.5.2 Persevera davant dels reptes i dificultats que se li plantegen en la realització d’una seqüència d’activitats completa i mostra flexibilitat buscant solucions alternatives.</text:p>
          </table:table-cell>
          <table:covered-table-cell/>
          <table:table-cell table:style-name="Tabla4.E56" office:value-type="string">
            <text:p text:style-name="P147">CAA</text:p>
            <text:p text:style-name="P153">SIEE</text:p>
          </table:table-cell>
          <table:table-cell table:style-name="Tabla4.F56" office:value-type="string">
            <text:p text:style-name="P120"/>
          </table:table-cell>
          <table:table-cell table:style-name="Tabla4.G56" office:value-type="string">
            <text:p text:style-name="P120"/>
          </table:table-cell>
          <table:table-cell table:style-name="Tabla4.H56" office:value-type="string">
            <text:p text:style-name="P120"/>
          </table:table-cell>
          <table:table-cell table:style-name="Tabla4.I56" office:value-type="string">
            <text:p text:style-name="P120"/>
          </table:table-cell>
        </table:table-row>
        <table:table-row table:style-name="Tabla4.1">
          <table:table-cell table:style-name="Tabla4.A58" table:number-rows-spanned="2" office:value-type="string">
            <text:p text:style-name="P102">Planificació, organització i gestió de projectes individuals o col·lectius. Establiment d’estratègies de supervisió. </text:p>
            <text:p text:style-name="P102">Selecció de la informació tècnica i els materials. Presa de decisions i calibratge d’oportunitats i riscos. </text:p>
            <text:p text:style-name="P102">Aportació de solucions originals als problemes. </text:p>
            <text:p text:style-name="P102">Transformació d’idees en accions. Establiment de criteris per a avaluar el projecte i el producte amb ajuda de guies. Acceptació dels propis errors, aprenent d’això. </text:p>
            <text:p text:style-name="P111">Millora del producte i el procés després de l’avaluació.</text:p>
          </table:table-cell>
          <table:table-cell table:style-name="Tabla4.B62" table:number-rows-spanned="2" office:value-type="string">
            <text:p text:style-name="P10">6tVLL.BL4.6 Planificar la realització d’un producte o una tasca establint metes, proposar un pla ordenat d’accions per a aconseguir-les, seleccionar els materials i estimar el temps per a cada pas, adaptant-lo davant dels canvis i imprevistos, avaluar el procés i la qualitat del producte final amb ajuda de guies per a l’observació, detallant les millores realitzades.</text:p>
          </table:table-cell>
          <table:table-cell table:style-name="Tabla4.C57" table:number-columns-spanned="2" office:value-type="string">
            <text:p text:style-name="P16">6tVLL.BL4.6.1 Estima el temps que requerix cada un dels passos del desenrotllament d’un producte o una tasca prèviament planificada i adapta el cronograma a canvis i imprevisto</text:p>
          </table:table-cell>
          <table:covered-table-cell/>
          <table:table-cell table:style-name="Tabla4.E57" office:value-type="string">
            <text:p text:style-name="P147">CAA</text:p>
            <text:p text:style-name="P153">SIEE</text:p>
          </table:table-cell>
          <table:table-cell table:style-name="Tabla4.F57" office:value-type="string">
            <text:p text:style-name="P120"/>
          </table:table-cell>
          <table:table-cell table:style-name="Tabla4.G57" office:value-type="string">
            <text:p text:style-name="P120"/>
          </table:table-cell>
          <table:table-cell table:style-name="Tabla4.H57" office:value-type="string">
            <text:p text:style-name="P120"/>
          </table:table-cell>
          <table:table-cell table:style-name="Tabla4.I57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58" table:number-columns-spanned="2" office:value-type="string">
            <text:p text:style-name="P109">6tVLL.BL4.6.2 Expressa de manera detallada les millores que ha realitzat durant el procés de realització d’un producte o tasca per a aconseguir els resultats especificats en una guia d’observació prèviament acordada de manera individual o col·lectiva.</text:p>
          </table:table-cell>
          <table:covered-table-cell/>
          <table:table-cell table:style-name="Tabla4.E58" office:value-type="string">
            <text:p text:style-name="P147">CAA</text:p>
            <text:p text:style-name="P153">SIEE</text:p>
          </table:table-cell>
          <table:table-cell table:style-name="Tabla4.F58" office:value-type="string">
            <text:p text:style-name="P120"/>
          </table:table-cell>
          <table:table-cell table:style-name="Tabla4.G58" office:value-type="string">
            <text:p text:style-name="P120"/>
          </table:table-cell>
          <table:table-cell table:style-name="Tabla4.H58" office:value-type="string">
            <text:p text:style-name="P120"/>
          </table:table-cell>
          <table:table-cell table:style-name="Tabla4.I58" office:value-type="string">
            <text:p text:style-name="P120"/>
          </table:table-cell>
        </table:table-row>
        <table:table-row table:style-name="Tabla4.1">
          <table:table-cell table:style-name="Tabla4.A62" table:number-rows-spanned="4" office:value-type="string">
            <text:p text:style-name="P103">Aplicació d’estratègies d’aprenentatge cooperatiu i per projectes.</text:p>
            <text:p text:style-name="P98">Desenrotllament de projectes en <text:soft-page-break/>equip, transformació d’idees en accions. </text:p>
            <text:p text:style-name="P98">Presa de decisions, calibratge d’oportunitats i riscos. </text:p>
            <text:p text:style-name="P98">Busca del sentit del seu treball en una tasca complexa que afecta diversos companys. </text:p>
            <text:p text:style-name="P98">Entusiasme per les perspectives i els objectius compartits. </text:p>
            <text:p text:style-name="P108">Sensibilitat i comprensió pels punts de vista dels altres. Busca del consens i el suport dels altres.</text:p>
          </table:table-cell>
          <table:table-cell table:style-name="Tabla4.B62" table:number-rows-spanned="4" office:value-type="string">
            <text:p text:style-name="P15">6tVLL.BL4.7 Actuar de manera eficaç en equips de treball, participant en la planificació de metes comunes, prenent decisions raonades, responsabilitzant-se <text:soft-page-break/>del seu rol i la seua tasca, fent propostes valuoses, reconeixent el treball alié i animant els altres membres del grup, utilitzant el diàleg igualitari per a resoldre conflictes i discrepàncies.</text:p>
          </table:table-cell>
          <table:table-cell table:style-name="Tabla4.C59" table:number-columns-spanned="2" office:value-type="string">
            <text:p text:style-name="P17">6tVLL.BL4.7.1 Participa en la planificació de metes comunes fent propostes valuoses i prenent decisions raonades. </text:p>
          </table:table-cell>
          <table:covered-table-cell/>
          <table:table-cell table:style-name="Tabla4.E59" office:value-type="string">
            <text:p text:style-name="P148">CSC</text:p>
            <text:p text:style-name="P148">CAA</text:p>
            <text:p text:style-name="P154">SIEE</text:p>
          </table:table-cell>
          <table:table-cell table:style-name="Tabla4.F59" office:value-type="string">
            <text:p text:style-name="P120"/>
          </table:table-cell>
          <table:table-cell table:style-name="Tabla4.G59" office:value-type="string">
            <text:p text:style-name="P120"/>
          </table:table-cell>
          <table:table-cell table:style-name="Tabla4.H59" office:value-type="string">
            <text:p text:style-name="P120"/>
          </table:table-cell>
          <table:table-cell table:style-name="Tabla4.I59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0" table:number-columns-spanned="2" office:value-type="string">
            <text:p text:style-name="P55">6tVLLBL.4.7.2 Participa en diàlegs per a <text:soft-page-break/>resoldre conflictes interpersonals preguntant adequadament i reformulant el contingut del discurs de l’interlocutor amb un llenguatge respectuós.</text:p>
          </table:table-cell>
          <table:covered-table-cell/>
          <table:table-cell table:style-name="Tabla4.E60" office:value-type="string">
            <text:p text:style-name="P154">CSC</text:p>
          </table:table-cell>
          <table:table-cell table:style-name="Tabla4.F60" office:value-type="string">
            <text:p text:style-name="P120"/>
          </table:table-cell>
          <table:table-cell table:style-name="Tabla4.G60" office:value-type="string">
            <text:p text:style-name="P120"/>
          </table:table-cell>
          <table:table-cell table:style-name="Tabla4.H60" office:value-type="string">
            <text:p text:style-name="P120"/>
          </table:table-cell>
          <table:table-cell table:style-name="Tabla4.I60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2" table:number-columns-spanned="2" office:value-type="string">
            <text:p text:style-name="P62">6tVLL.BL.4.7.3 Utilitza el diàleg igualitari per a resoldre conflictes habituals <text:s/>respectant els punts de vista dels altres en les situacions que així ho requerisquen incorporant les intervencions alienes i mantenint la calma davant dels obstacles i malentesos.</text:p>
          </table:table-cell>
          <table:covered-table-cell/>
          <table:table-cell table:style-name="Tabla4.E62" office:value-type="string">
            <text:p text:style-name="P148">CSC</text:p>
            <text:p text:style-name="P148">CCLI</text:p>
            <text:p text:style-name="P154">SIEE</text:p>
          </table:table-cell>
          <table:table-cell table:style-name="Tabla4.F62" office:value-type="string">
            <text:p text:style-name="P120"/>
          </table:table-cell>
          <table:table-cell table:style-name="Tabla4.G62" office:value-type="string">
            <text:p text:style-name="P120"/>
          </table:table-cell>
          <table:table-cell table:style-name="Tabla4.H62" office:value-type="string">
            <text:p text:style-name="P120"/>
          </table:table-cell>
          <table:table-cell table:style-name="Tabla4.I62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2" table:number-columns-spanned="2" office:value-type="string">
            <text:p text:style-name="P63">6tVLL.BL4.7.4 Anima els altres membres del seu grup i reconeix el <text:s/>treball que realitzen dins de l’equip.</text:p>
          </table:table-cell>
          <table:covered-table-cell/>
          <table:table-cell table:style-name="Tabla4.E62" office:value-type="string">
            <text:p text:style-name="P194">CSC</text:p>
          </table:table-cell>
          <table:table-cell table:style-name="Tabla4.F62" office:value-type="string">
            <text:p text:style-name="P120"/>
          </table:table-cell>
          <table:table-cell table:style-name="Tabla4.G62" office:value-type="string">
            <text:p text:style-name="P120"/>
          </table:table-cell>
          <table:table-cell table:style-name="Tabla4.H62" office:value-type="string">
            <text:p text:style-name="P120"/>
          </table:table-cell>
          <table:table-cell table:style-name="Tabla4.I62" office:value-type="string">
            <text:p text:style-name="P120"/>
          </table:table-cell>
        </table:table-row>
        <table:table-row table:style-name="Tabla4.1">
          <table:table-cell table:style-name="Tabla4.A64" table:number-rows-spanned="2" office:value-type="string">
            <text:p text:style-name="P161">Ús de les ferramentes més comunes de les </text:p>
            <text:p text:style-name="P164">TIC per a conversar amb la resta del grup </text:p>
            <text:p text:style-name="P164">amb la finalitat de planificar el treball, </text:p>
            <text:p text:style-name="P164">aportar idees constructives pròpies, </text:p>
            <text:p text:style-name="P164">comprendre les idees alienes, etc., </text:p>
            <text:p text:style-name="P164">compartir informació i recursos i construir </text:p>
            <text:p text:style-name="P164">un producte o meta col·lectius.</text:p>
            <text:p text:style-name="P164">Bones formes de conducta: guarda el torn </text:p>
            <text:p text:style-name="P164">de paraula, es dirigix al receptor amb </text:p>
            <text:p text:style-name="P164">respecte, pondera el seu temps de parla, </text:p>
            <text:p text:style-name="P164">cuida la seua privacitat i intimitat, etc.</text:p>
            <text:p text:style-name="P164">Maneres de previndre i denunciar les males </text:p>
            <text:p text:style-name="P164">formes de conducta com el </text:p>
            <text:p text:style-name="P164">ciberassetjament o la discriminació per </text:p>
            <text:p text:style-name="P164">gènere o cultura.</text:p>
            <text:p text:style-name="P164">Exposició d’idees i opinions per <text:soft-page-break/>mitjà de les </text:p>
            <text:p text:style-name="P164">ferramentes de comunicació més comuna </text:p>
            <text:p text:style-name="P164">amb dispositius de les TIC (correu </text:p>
            <text:p text:style-name="P164">electrònic, xat, videoconferència, </text:p>
            <text:p text:style-name="P164">missatgeria instantània, telefonia, etc.).</text:p>
            <text:p text:style-name="P164">Ús dels recursos i activitats més comunes </text:p>
            <text:p text:style-name="P164">d’un entorn virtual d’aprenentatge: </text:p>
            <text:p text:style-name="P164">descàrrega i pujada de continguts digitals, </text:p>
            <text:p text:style-name="P164">discussió en fòrums, edició conjunta de </text:p>
            <text:p text:style-name="P164">continguts.</text:p>
            <text:p text:style-name="P164">Gestió de la identitat digital i la privacitat en</text:p>
            <text:p text:style-name="P164">les ferramentes de comunicació de les TIC i </text:p>
            <text:p text:style-name="P164">en entorns virtuals d’aprenentatge</text:p>
            <text:p text:style-name="P110"/>
          </table:table-cell>
          <table:table-cell table:style-name="Tabla4.B76" table:number-rows-spanned="2" office:value-type="string">
            <text:p text:style-name="P165"><text:span text:style-name="T35">6tVLL.BL4.8 Participar en equips de treball</text:span>per a construir un producte o tasca</text:p>
            <text:p text:style-name="P164">col·lectiva, compartint informació i continguts digitals de manera oral o escrita,amb un llenguatge no discriminatori,utilitzant ferramentes de comunicació TIC ientorns virtuals d’aprenentatge. Aplicarbones formes de conducta en lacomunicació i previndre, denunciar iprotegir a altres de les males pràctiquescom el ciberassetjament.</text:p>
            <text:p text:style-name="P11"/>
          </table:table-cell>
          <table:table-cell table:style-name="Tabla4.C63" table:number-columns-spanned="2" office:value-type="string">
            <text:p text:style-name="P166">6tVLL.BL4.8.1 Participa en equips de treball</text:p>
            <text:p text:style-name="P164">per a construir un producte o tasca</text:p>
            <text:p text:style-name="P164">col·lectiva, compartint informació i</text:p>
            <text:p text:style-name="P164">continguts digitals de forma oral o escrita</text:p>
            <text:p text:style-name="P164">utilitzant ferramentes de comunicació TIC i</text:p>
            <text:p text:style-name="P164">entorns virtuals d’aprenentatge (descàrrega</text:p>
            <text:p text:style-name="P164">i pujada de continguts digitals i discussió en</text:p>
            <text:p text:style-name="P164">fòrums i edició conjunta de continguts). </text:p>
            <text:p text:style-name="P24"/>
          </table:table-cell>
          <table:covered-table-cell/>
          <table:table-cell table:style-name="Tabla4.E63" office:value-type="string">
            <text:p text:style-name="P163">CCLI</text:p>
            <text:p text:style-name="P162">CD</text:p>
            <text:p text:style-name="P162">CSC</text:p>
            <text:p text:style-name="P186"/>
          </table:table-cell>
          <table:table-cell table:style-name="Tabla4.F63" office:value-type="string">
            <text:p text:style-name="P120"/>
          </table:table-cell>
          <table:table-cell table:style-name="Tabla4.G63" office:value-type="string">
            <text:p text:style-name="P120"/>
          </table:table-cell>
          <table:table-cell table:style-name="Tabla4.H63" office:value-type="string">
            <text:p text:style-name="P120"/>
          </table:table-cell>
          <table:table-cell table:style-name="Tabla4.I63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4" table:number-columns-spanned="2" office:value-type="string">
            <text:p text:style-name="P166">6tVLL.BL4.8.2 Participa en equips de treball</text:p>
            <text:p text:style-name="P164">per a construir un producte o tasca</text:p>
            <text:p text:style-name="P164">col·lectiva protegint altres de les males</text:p>
            <text:p text:style-name="P164">pràctiques (ciberassetjament o la</text:p>
            <text:p text:style-name="P164">discriminació per gènere o cultura<text:span text:style-name="T72">).</text:span></text:p>
            <text:p text:style-name="P24"/>
          </table:table-cell>
          <table:covered-table-cell/>
          <table:table-cell table:style-name="Tabla4.E64" office:value-type="string">
            <text:p text:style-name="P167">CCLI</text:p>
            <text:p text:style-name="P168">CD</text:p>
            <text:p text:style-name="P169"><text:span text:style-name="T73">CSC</text:span></text:p>
          </table:table-cell>
          <table:table-cell table:style-name="Tabla4.F64" office:value-type="string">
            <text:p text:style-name="P120"/>
          </table:table-cell>
          <table:table-cell table:style-name="Tabla4.G64" office:value-type="string">
            <text:p text:style-name="P120"/>
          </table:table-cell>
          <table:table-cell table:style-name="Tabla4.H64" office:value-type="string">
            <text:p text:style-name="P120"/>
          </table:table-cell>
          <table:table-cell table:style-name="Tabla4.I64" office:value-type="string">
            <text:p text:style-name="P120"/>
          </table:table-cell>
        </table:table-row>
        <table:table-row table:style-name="Tabla4.20">
          <table:table-cell table:style-name="Tabla4.A2" table:number-columns-spanned="9" office:value-type="string">
            <text:p text:style-name="P26">BLOC 5. EDUCACIÓ LITERÀRI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116">CONTINGUTS</text:p>
          </table:table-cell>
          <table:table-cell table:style-name="Tabla4.A3" office:value-type="string">
            <text:p text:style-name="P117">CRITERIS D’AVALUACIÓ</text:p>
          </table:table-cell>
          <table:table-cell table:style-name="Tabla4.A3" table:number-columns-spanned="2" office:value-type="string">
            <text:p text:style-name="P117">INDICADORS D’ÈXIT</text:p>
          </table:table-cell>
          <table:covered-table-cell/>
          <table:table-cell table:style-name="Tabla4.A3" office:value-type="string">
            <text:p text:style-name="P117">CCLV</text:p>
          </table:table-cell>
          <table:table-cell table:style-name="Tabla4.A3" office:value-type="string">
            <text:p text:style-name="P118">1<text:span text:style-name="T43">r</text:span> T</text:p>
          </table:table-cell>
          <table:table-cell table:style-name="Tabla4.A3" office:value-type="string">
            <text:p text:style-name="P118">2<text:span text:style-name="T43">n</text:span> T</text:p>
          </table:table-cell>
          <table:table-cell table:style-name="Tabla4.A3" office:value-type="string">
            <text:p text:style-name="P118">3<text:span text:style-name="T43">r</text:span> T</text:p>
          </table:table-cell>
          <table:table-cell table:style-name="Tabla4.I3" office:value-type="string">
            <text:p text:style-name="P118">FIN</text:p>
          </table:table-cell>
        </table:table-row>
        <table:table-row table:style-name="Tabla4.1">
          <table:table-cell table:style-name="Tabla4.A71" table:number-rows-spanned="5" office:value-type="string">
            <text:p text:style-name="P158"><text:span text:style-name="T34">Identificació de les referències al narrador, </text:span>als personatges (principals i secundaris), a l’espai i al temps en biografies i <text:s/>autobiografies. Identificació d’estrofes en poemes recitats.</text:p>
            <text:p text:style-name="P164">Identificació de la situació espaciotemporal en obres teatrals llegides o dramatitzades.</text:p>
            <text:p text:style-name="P164">Reflexió sobre la identificació de qualsevol dels elements anteriors realitzada per un mateix o pels companys.</text:p>
            <text:p text:style-name="P49"/>
          </table:table-cell>
          <table:table-cell table:style-name="Tabla4.B76" table:number-rows-spanned="5" office:value-type="string">
            <text:p text:style-name="P172"><text:span text:style-name="T47">6tVLL.BL5.1 Identificar, utilitzant </text:span>expressions específiques de la terminologia literària, els elements bàsics de la biografia i l’autobiografia, les característiques formals dels textos poètics i teatrals, i alguns recursos retòrics quan apareixen en textos </text:p>
            <text:p text:style-name="P171">literaris, mentres participa en activitats de lectura, audició col·lectiva, recitació i </text:p>
            <text:p text:style-name="P171">dramatització.</text:p>
            <text:p text:style-name="P170"/>
          </table:table-cell>
          <table:table-cell table:style-name="Tabla4.C67" table:number-columns-spanned="2" office:value-type="string">
            <text:p text:style-name="P173"><text:span text:style-name="T47">6tVLL.BL5.1.1 </text:span>Identifica, utilitzant expressions específiques de la terminologia literària, les característiques de la biografia i l’autobiografia, quan apareixen en textos literaris, mentres participa en activitats de lectura o audició col·lectiva. </text:p>
          </table:table-cell>
          <table:covered-table-cell/>
          <table:table-cell table:style-name="Tabla4.E67" office:value-type="string">
            <text:p text:style-name="P193">CCLI</text:p>
            <text:p text:style-name="P192">CEC</text:p>
          </table:table-cell>
          <table:table-cell table:style-name="Tabla4.F67" office:value-type="string">
            <text:p text:style-name="P120"/>
          </table:table-cell>
          <table:table-cell table:style-name="Tabla4.G67" office:value-type="string">
            <text:p text:style-name="P120"/>
          </table:table-cell>
          <table:table-cell table:style-name="Tabla4.H67" office:value-type="string">
            <text:p text:style-name="P120"/>
          </table:table-cell>
          <table:table-cell table:style-name="Tabla4.I67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8" table:number-columns-spanned="2" office:value-type="string">
            <text:p text:style-name="P176">6tVLL.BL5.1.2 Identifica i anomena, utilitzant expressions específiques de la terminologia literària, els elements bàsics (narrador, personatges principals i secundaris, espai i temps) de biografies i autobiografies amb presència habitual en l’entorn social, sempre que apareguen de manera explícita.</text:p>
          </table:table-cell>
          <table:covered-table-cell/>
          <table:table-cell table:style-name="Tabla4.E68" office:value-type="string">
            <text:p text:style-name="P193">CCLI</text:p>
            <text:p text:style-name="P192">CEC</text:p>
          </table:table-cell>
          <table:table-cell table:style-name="Tabla4.F68" office:value-type="string">
            <text:p text:style-name="P120"/>
          </table:table-cell>
          <table:table-cell table:style-name="Tabla4.G68" office:value-type="string">
            <text:p text:style-name="P120"/>
          </table:table-cell>
          <table:table-cell table:style-name="Tabla4.H68" office:value-type="string">
            <text:p text:style-name="P120"/>
          </table:table-cell>
          <table:table-cell table:style-name="Tabla4.I68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69" table:number-columns-spanned="2" office:value-type="string">
            <text:p text:style-name="P181"><text:span text:style-name="T3">6tVLL.BL5.1.3 Identifica i anomena, </text:span><text:span text:style-name="T10">utilitzant expressions específiques</text:span><text:span text:style-name="T3"> de la terminologia </text:span><text:soft-page-break/><text:span text:style-name="T3">literària, tots els elements <text:s/>constitutius de poemes i cançons (rima, ritme, mesura de vers i estrofes) amb presència habitual en l’entorn social.</text:span></text:p>
          </table:table-cell>
          <table:covered-table-cell/>
          <table:table-cell table:style-name="Tabla4.E69" office:value-type="string">
            <text:p text:style-name="P193">CCLI</text:p>
            <text:p text:style-name="P192">CEC</text:p>
          </table:table-cell>
          <table:table-cell table:style-name="Tabla4.F69" office:value-type="string">
            <text:p text:style-name="P120"/>
          </table:table-cell>
          <table:table-cell table:style-name="Tabla4.G69" office:value-type="string">
            <text:p text:style-name="P120"/>
          </table:table-cell>
          <table:table-cell table:style-name="Tabla4.H69" office:value-type="string">
            <text:p text:style-name="P120"/>
          </table:table-cell>
          <table:table-cell table:style-name="Tabla4.I69" office:value-type="string">
            <text:p text:style-name="P120"/>
          </table:table-cell>
        </table:table-row>
        <table:table-row table:style-name="Tabla4.70">
          <table:covered-table-cell/>
          <table:covered-table-cell/>
          <table:table-cell table:style-name="Tabla4.C70" table:number-columns-spanned="2" office:value-type="string">
            <text:p text:style-name="P181"><text:span text:style-name="T3">6tVLL.BL5.1.4 Identifica, </text:span><text:span text:style-name="T10">utilitzant expressions específiques</text:span><text:span text:style-name="T3"> de la terminologia literària, els elements constitutius de textos teatrals (diàlegs i acotacions, actes i escenes, referències espaciotemporals) amb presència habitual en l’entorn social, quan apareixen de manera explícita o implícita.</text:span></text:p>
          </table:table-cell>
          <table:covered-table-cell/>
          <table:table-cell table:style-name="Tabla4.E70" office:value-type="string">
            <text:p text:style-name="P193">CCLI</text:p>
            <text:p text:style-name="P192">CEC</text:p>
          </table:table-cell>
          <table:table-cell table:style-name="Tabla4.F70" office:value-type="string">
            <text:p text:style-name="P120"/>
          </table:table-cell>
          <table:table-cell table:style-name="Tabla4.G70" office:value-type="string">
            <text:p text:style-name="P120"/>
          </table:table-cell>
          <table:table-cell table:style-name="Tabla4.H70" office:value-type="string">
            <text:p text:style-name="P120"/>
          </table:table-cell>
          <table:table-cell table:style-name="Tabla4.I70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71" table:number-columns-spanned="2" office:value-type="string">
            <text:p text:style-name="P184"><text:span text:style-name="T3">6t</text:span><text:span text:style-name="T19">VLL</text:span><text:span text:style-name="T3">.BL5.1.</text:span><text:span text:style-name="T20">5</text:span><text:span text:style-name="T3"> Identifica, </text:span><text:span text:style-name="T10">utilitzant expressions específiques</text:span><text:span text:style-name="T3"> de la terminologia literària, la metàfora, la metonímia i l’hipèrbaton quan apareixen en textos amb presència habitual en l’entorn social.</text:span></text:p>
          </table:table-cell>
          <table:covered-table-cell/>
          <table:table-cell table:style-name="Tabla4.E71" office:value-type="string">
            <text:p text:style-name="P193">CCLI</text:p>
            <text:p text:style-name="P192">CEC</text:p>
          </table:table-cell>
          <table:table-cell table:style-name="Tabla4.F71" office:value-type="string">
            <text:p text:style-name="P120"/>
          </table:table-cell>
          <table:table-cell table:style-name="Tabla4.G71" office:value-type="string">
            <text:p text:style-name="P120"/>
          </table:table-cell>
          <table:table-cell table:style-name="Tabla4.H71" office:value-type="string">
            <text:p text:style-name="P120"/>
          </table:table-cell>
          <table:table-cell table:style-name="Tabla4.I71" office:value-type="string">
            <text:p text:style-name="P120"/>
          </table:table-cell>
        </table:table-row>
        <table:table-row table:style-name="Tabla4.1">
          <table:table-cell table:style-name="Tabla4.A73" table:number-rows-spanned="2" office:value-type="string">
            <text:p text:style-name="P180">Ús de les estratègies necessàries, individualment o en equip, d’escolta activa i lectura dialogada, comentada o dramatitzada, en el centre o en altres contextos socials, de fragments o obres de la literatura universal, adaptades a l’edat, presentades en formats i suports diversos, per a obtindre informació sobre elements com el medi ambient, la climatologia, la geografia o la història, entre altres, de l’entorn més pròxim i d’altres països i civilitzacions.</text:p>
            <text:p text:style-name="P177">Registre en diversos mitjans de la informació obtinguda per a utilitzar-la posteriorment amb fins acadèmics. Reflexió sobre la validesa de la informació recopilada per un mateix o pels altres, en el marc d’activitats grupals o individuals.</text:p>
          </table:table-cell>
          <table:table-cell table:style-name="Tabla4.B76" table:number-rows-spanned="2" office:value-type="string">
            <text:p text:style-name="P160">6tVLL.BL5.2 Buscar, seleccionar i emmagatzemar digitalment informació de fonts diverses sobre l’entorn social i cultural i altres civilitzacions a través de la lectura o audició reflexiva de fragments i obres completes, tant clàssics com actuals, dels gèneres i subgèneres adequats al nivell educatiu per a ampliar els seus coneixements i utilitzar-la en les tasques d’aprenentatge, contrastant la informació i donant compte de les referències bibliogràfiques.</text:p>
          </table:table-cell>
          <table:table-cell table:style-name="Tabla4.C72" table:number-columns-spanned="2" office:value-type="string">
            <text:p text:style-name="P181"><text:span text:style-name="T16">6tVLL.BL</text:span><text:span text:style-name="T3">5.2.1 Busca, s</text:span><text:span text:style-name="T16">elecciona i emmagatzema informació de mitjans digitals</text:span><text:span text:style-name="T3"> sobre l’entorn social i cultural i altres civilitzacions a través de la lectura o audició reflexiva de fragments i obres completes, tant clàssics com actuals, dels gèneres i subgèneres adequats al nivell educatiu, per a ampliar els seus coneixements i utilitzar-la en les tasques d’aprenentatge.</text:span></text:p>
          </table:table-cell>
          <table:covered-table-cell/>
          <table:table-cell table:style-name="Tabla4.E72" office:value-type="string">
            <text:p text:style-name="P193">CD</text:p>
            <text:p text:style-name="P193">CAA</text:p>
            <text:p text:style-name="P192">CEC</text:p>
          </table:table-cell>
          <table:table-cell table:style-name="Tabla4.F72" office:value-type="string">
            <text:p text:style-name="P120"/>
          </table:table-cell>
          <table:table-cell table:style-name="Tabla4.G72" office:value-type="string">
            <text:p text:style-name="P120"/>
          </table:table-cell>
          <table:table-cell table:style-name="Tabla4.H72" office:value-type="string">
            <text:p text:style-name="P120"/>
          </table:table-cell>
          <table:table-cell table:style-name="Tabla4.I72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73" table:number-columns-spanned="2" office:value-type="string">
            <text:p text:style-name="P183"><text:span text:style-name="T3">6tVLL.BL5.2.2 Utilitza de manera responsable ferramentes de busca de visualització digital i entorns virtuals, contrastant la informació en diverses fonts i donant compte de les referències bibliogràfiques i de bibliografia web (autor, editorial, enllaç, etc.).</text:span></text:p>
          </table:table-cell>
          <table:covered-table-cell/>
          <table:table-cell table:style-name="Tabla4.E73" office:value-type="string">
            <text:p text:style-name="P187">CD</text:p>
          </table:table-cell>
          <table:table-cell table:style-name="Tabla4.F73" office:value-type="string">
            <text:p text:style-name="P120"/>
          </table:table-cell>
          <table:table-cell table:style-name="Tabla4.G73" office:value-type="string">
            <text:p text:style-name="P120"/>
          </table:table-cell>
          <table:table-cell table:style-name="Tabla4.H73" office:value-type="string">
            <text:p text:style-name="P120"/>
          </table:table-cell>
          <table:table-cell table:style-name="Tabla4.I73" office:value-type="string">
            <text:p text:style-name="P120"/>
          </table:table-cell>
        </table:table-row>
        <text:soft-page-break/>
        <table:table-row table:style-name="Tabla4.1">
          <table:table-cell table:style-name="Tabla4.A76" table:number-rows-spanned="3" office:value-type="string">
            <text:p text:style-name="P180">Elaboració de textos propis (orals, escrits o multimodals), sobre temàtiques diverses relacionades amb l’entorn més pròxim o amb altres civilitzacions, utilitzant, entre altres fonts, la informació registrada després de l’escolta activa o la lectura d’obres de la literatura universal.</text:p>
            <text:p text:style-name="P180">Elaboració, de forma individual, de relats i poemes amb elements fantàstics o imaginaris i amb ús de recursos retòrics adequats a l’edat, per a mostrar-los en l’àmbit escolar o social en diferents suports i mitjans.</text:p>
            <text:p text:style-name="P180">Elaboració, de forma col·lectiva, d’obres teatrals, originals o adaptades, amb usos d’elements fantàstics o imaginaris, si és necessari, per a mostrar-les en l’àmbit escolar o social, en diferents suports.</text:p>
            <text:p text:style-name="P180">Teatralització de textos narratius en l’àmbit escolar i social.</text:p>
            <text:p text:style-name="P177">Selecció raonada de les produccions a incloure en el portfolio.</text:p>
          </table:table-cell>
          <table:table-cell table:style-name="Tabla4.B76" table:number-rows-spanned="3" office:value-type="string">
            <text:p text:style-name="P160">6tVLL.BL5.3 Escriure amb sentit estètic i creativitat, de manera autònoma o col·laborativa, narracions i obres de teatre originals i versemblants i poemes o cançons, utilitzant els recursos retòrics i mètrics del nivell educatiu, en les distintes fases de creació textual.</text:p>
          </table:table-cell>
          <table:table-cell table:style-name="Tabla4.C74" table:number-columns-spanned="2" office:value-type="string">
            <text:p text:style-name="P182"><text:span text:style-name="T17">6tVLL.BL</text:span><text:span text:style-name="T21">5.3.1 Escriu amb sentit estètic i creativitat i de manera autònoma o col·laborativa, contes, microrelats i narracions de ficció originals i versemblants utilitzant adequadament les estratègies de producció oral i escrita i els recursos retòrics adequats al nivell seguint amb supervisió les distintes fases de la creació textual.</text:span></text:p>
          </table:table-cell>
          <table:covered-table-cell/>
          <table:table-cell table:style-name="Tabla4.E74" office:value-type="string">
            <text:p text:style-name="P193">CCLI</text:p>
            <text:p text:style-name="P193">CEC</text:p>
            <text:p text:style-name="P192">SIEE</text:p>
          </table:table-cell>
          <table:table-cell table:style-name="Tabla4.F74" office:value-type="string">
            <text:p text:style-name="P120"/>
          </table:table-cell>
          <table:table-cell table:style-name="Tabla4.G74" office:value-type="string">
            <text:p text:style-name="P120"/>
          </table:table-cell>
          <table:table-cell table:style-name="Tabla4.H74" office:value-type="string">
            <text:p text:style-name="P120"/>
          </table:table-cell>
          <table:table-cell table:style-name="Tabla4.I74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75" table:number-columns-spanned="2" office:value-type="string">
            <text:p text:style-name="P182"><text:span text:style-name="T17">6tVLL.BL</text:span><text:span text:style-name="T21">5.3.2 Escriu amb sentit estètic i creativitat i </text:span><text:span text:style-name="T11">de manera autònoma o col·laborativa,</text:span><text:span text:style-name="T21"> poemes i cançons originals, utilitzant adequadament les estratègies de producció escrita i els recursos retòrics i mètrics adequats al nivell seguint amb supervisió les distintes fases de la creació textual.</text:span></text:p>
          </table:table-cell>
          <table:covered-table-cell/>
          <table:table-cell table:style-name="Tabla4.E75" office:value-type="string">
            <text:p text:style-name="P193">CCLI</text:p>
            <text:p text:style-name="P193">CEC</text:p>
            <text:p text:style-name="P192">SIEE</text:p>
          </table:table-cell>
          <table:table-cell table:style-name="Tabla4.F75" office:value-type="string">
            <text:p text:style-name="P120"/>
          </table:table-cell>
          <table:table-cell table:style-name="Tabla4.G75" office:value-type="string">
            <text:p text:style-name="P120"/>
          </table:table-cell>
          <table:table-cell table:style-name="Tabla4.H75" office:value-type="string">
            <text:p text:style-name="P120"/>
          </table:table-cell>
          <table:table-cell table:style-name="Tabla4.I75" office:value-type="string">
            <text:p text:style-name="P120"/>
          </table:table-cell>
        </table:table-row>
        <table:table-row table:style-name="Tabla4.1">
          <table:covered-table-cell/>
          <table:covered-table-cell/>
          <table:table-cell table:style-name="Tabla4.C76" table:number-columns-spanned="2" office:value-type="string">
            <text:p text:style-name="P182"><text:span text:style-name="T17">6tVLL.BL</text:span><text:span text:style-name="T21">5.3.3 Escriu amb sentit estètic i creativitat i </text:span><text:span text:style-name="T11">de manera autònoma o col·laborativa,</text:span><text:span text:style-name="T21"> obres de teatre originals i versemblants, utilitzant adequadament les estratègies de producció escrita i els recursos retòrics i mètrics adequats al nivell seguint amb supervisió les distintes fases de la creació textual.</text:span></text:p>
          </table:table-cell>
          <table:covered-table-cell/>
          <table:table-cell table:style-name="Tabla4.E76" office:value-type="string">
            <text:p text:style-name="P193">CCLI</text:p>
            <text:p text:style-name="P193">CEC</text:p>
            <text:p text:style-name="P192">SIEE</text:p>
          </table:table-cell>
          <table:table-cell table:style-name="Tabla4.F76" office:value-type="string">
            <text:p text:style-name="P120"/>
          </table:table-cell>
          <table:table-cell table:style-name="Tabla4.G76" office:value-type="string">
            <text:p text:style-name="P120"/>
          </table:table-cell>
          <table:table-cell table:style-name="Tabla4.H76" office:value-type="string">
            <text:p text:style-name="P120"/>
          </table:table-cell>
          <table:table-cell table:style-name="Tabla4.I76" office:value-type="string">
            <text:p text:style-name="P120"/>
          </table:table-cell>
        </table:table-row>
        <table:table-row table:style-name="Tabla4.1">
          <table:table-cell table:style-name="Tabla4.A77" office:value-type="string">
            <text:p text:style-name="P179">Dramatització de textos literaris adaptats i adequats al nivell.</text:p>
            <text:p text:style-name="P179">Dramatització de textos no literaris, com ara diàlegs, problemes, anuncis, conversacions sobre temes d’interés per a l’alumnat.</text:p>
            <text:p text:style-name="P179">Representació de textos teatrals i improvisacions. </text:p>
            <text:p text:style-name="P179">Anàlisi de les característiques <text:soft-page-break/>expressives, elements i estructura dels textos dramàtics i teatrals i relació amb altres gèneres, com ara el cine o la televisió.</text:p>
            <text:p text:style-name="P179">Ús de les tècniques teatrals, possibilitats expressives lingüístiques i no lingüístiques, el sentit estètic i la creativitat en improvisacions, dramatitzacions i representacions teatrals de textos propis (creats individualment o en grup), com ara imitar formes variades de parlar, sorolls de l’entorn (trencar vidre, tocar a la porta, xafades, etc.), ús de maquillatge, màscares, etc.</text:p>
            <text:p text:style-name="P179">Autoavaluació de les dramatitzacions pròpies i coavaluació de les dramatitzacions dels companys de classe amb responsabilitat i respectant els criteris prèviament acordats.</text:p>
          </table:table-cell>
          <table:table-cell table:style-name="Tabla4.B77" office:value-type="string">
            <text:p text:style-name="P159">6tVLL.BL5.4 Participar en produccions col·lectives realitzant dramatitzacions, representacions i improvisacions de textos literaris i no literaris adequats al nivell, així com de textos propis, aplicant amb correcció, creativitat i sentit estètic les estratègies de comunicació oral i les tècniques expressives i teatrals apreses.</text:p>
          </table:table-cell>
          <table:table-cell table:style-name="Tabla4.C77" table:number-columns-spanned="2" office:value-type="string">
            <text:p text:style-name="P178">6tVLL.BL5.4.1 Col·labora en l’organització de produccions col·lectives fent propostes i assumint responsabilitats en el desenrotllament d’algunes activitats.</text:p>
          </table:table-cell>
          <table:covered-table-cell/>
          <table:table-cell table:style-name="Tabla4.A4" office:value-type="string">
            <text:p text:style-name="P193">CSC</text:p>
            <text:p text:style-name="P195">SIEE</text:p>
          </table:table-cell>
          <table:table-cell table:style-name="Tabla4.A4" office:value-type="string">
            <text:p text:style-name="P188"/>
          </table:table-cell>
          <table:table-cell table:style-name="Tabla4.A4" office:value-type="string">
            <text:p text:style-name="P188"/>
          </table:table-cell>
          <table:table-cell table:style-name="Tabla4.A4" office:value-type="string">
            <text:p text:style-name="P188"/>
          </table:table-cell>
          <table:table-cell table:style-name="Tabla4.I4" office:value-type="string">
            <text:p text:style-name="P18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9-28T19:55:28.292987181</dc:date>
    <meta:editing-cycles>223</meta:editing-cycles>
    <meta:editing-duration>P1DT13H21M52S</meta:editing-duration>
    <meta:generator>LibreOffice/4.2.8.2$Linux_X86_64 LibreOffice_project/420m0$Build-2</meta:generator>
    <meta:document-statistic meta:table-count="1" meta:image-count="0" meta:object-count="0" meta:page-count="16" meta:paragraph-count="441" meta:word-count="5633" meta:character-count="39798" meta:non-whitespace-character-count="34477"/>
  </office:meta>
</office:document-meta>
</file>